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247cm"/>
    </style:style>
    <style:style style:name="co4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9.213cm"/>
    </style:style>
    <style:style style:name="co7" style:family="table-column">
      <style:table-column-properties fo:break-before="auto" style:column-width="8.574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26.917cm"/>
    </style:style>
    <style:style style:name="co10" style:family="table-column">
      <style:table-column-properties fo:break-before="auto" style:column-width="26.9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5.528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34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815cm" fo:break-before="auto" style:use-optimal-row-height="true"/>
    </style:style>
    <style:style style:name="ro11" style:family="table-row">
      <style:table-row-properties style:row-height="3.184cm" fo:break-before="auto" style:use-optimal-row-height="tru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5.106cm" fo:break-before="auto" style:use-optimal-row-height="true"/>
    </style:style>
    <style:style style:name="ro1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/>
      <style:text-properties fo:color="#000000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 style:data-style-name="N36"/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008000"/>
    </style:style>
    <style:style style:name="ce8" style:family="table-cell" style:parent-style-name="Default">
      <style:text-properties fo:color="#800000"/>
    </style:style>
    <style:style style:name="ce9" style:family="table-cell" style:parent-style-name="Default">
      <style:text-properties fo:color="#3deb3d"/>
    </style:style>
    <style:style style:name="ce10" style:family="table-cell" style:parent-style-name="Default">
      <style:text-properties fo:color="#579d1c"/>
    </style:style>
    <style:style style:name="ce11" style:family="table-cell" style:parent-style-name="Default">
      <style:text-properties fo:color="#993366"/>
    </style:style>
    <style:style style:name="ce12" style:family="table-cell" style:parent-style-name="Default">
      <style:text-properties fo:color="#23b8dc"/>
    </style:style>
    <style:style style:name="ce13" style:family="table-cell" style:parent-style-name="Default">
      <style:text-properties fo:color="#7e0021"/>
    </style:style>
    <style:style style:name="ce14" style:family="table-cell" style:parent-style-name="Default" style:data-style-name="N0">
      <style:table-cell-properties style:text-align-source="fix" style:repeat-content="false" style:vertical-align="top"/>
      <style:paragraph-properties fo:text-align="start"/>
      <style:text-properties fo:color="#000000"/>
    </style:style>
    <style:style style:name="ce15" style:family="table-cell" style:parent-style-name="Default" style:data-style-name="N0">
      <style:table-cell-properties style:text-align-source="fix" style:repeat-content="false" style:vertical-align="top"/>
      <style:paragraph-properties fo:text-align="start"/>
    </style:style>
    <style:style style:name="ce16" style:family="table-cell" style:parent-style-name="Default" style:data-style-name="N41">
      <style:table-cell-properties style:text-align-source="fix" style:repeat-content="false" style:vertical-align="top"/>
      <style:paragraph-properties fo:text-align="start"/>
    </style:style>
    <style:style style:name="ce17" style:family="table-cell" style:parent-style-name="Default" style:data-style-name="N41"/>
    <style:style style:name="ce1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000000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/>
    <style:style style:name="ce21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Courier New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8f8f8f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1pt" style:font-name-asian="Courier New" style:font-size-asian="11pt" style:font-name-complex="Courier New" style:font-size-complex="6.30000019073486pt"/>
    </style:style>
    <style:style style:name="T4" style:family="text">
      <style:text-properties fo:font-size="12pt"/>
    </style:style>
    <style:style style:name="T5" style:family="text">
      <style:text-properties fo:color="#c3bf9f" style:font-name="Courier New" fo:font-size="11pt" style:font-name-asian="Courier New" style:font-size-asian="11pt" style:font-name-complex="Courier New" style:font-size-complex="6.30000019073486pt"/>
    </style:style>
    <style:style style:name="T6" style:family="text">
      <style:text-properties fo:color="#cc9393" style:font-name="Courier New" fo:font-size="11pt" style:font-name-asian="Courier New" style:font-size-asian="11pt" style:font-name-complex="Courier New" style:font-size-complex="6.30000019073486pt"/>
    </style:style>
    <style:style style:name="T7" style:family="text">
      <style:text-properties fo:color="#dfaf8f" style:font-name="Courier New" fo:font-size="11pt" style:font-name-asian="Courier New" style:font-size-asian="11pt" style:font-name-complex="Courier New" style:font-size-complex="6.30000019073486pt"/>
    </style:style>
    <style:style style:name="T8" style:family="text">
      <style:text-properties fo:color="#dcdccc" style:font-name="Courier New" fo:font-size="11pt" style:font-name-asian="Courier New" style:font-size-asian="11pt" style:font-name-complex="Courier New" style:font-size-complex="6.30000019073486pt"/>
    </style:style>
    <style:style style:name="T9" style:family="text">
      <style:text-properties fo:color="#8f8f8f" style:font-name="Courier New" fo:font-size="11pt" style:font-name-asian="Courier New" style:font-size-asian="11pt" style:font-name-complex="Courier New" style:font-size-complex="6.30000019073486pt"/>
    </style:style>
    <style:style style:name="T10" style:family="text">
      <style:text-properties fo:color="#dcdccc" style:font-name-asian="Courier New" style:font-name-complex="Courier New"/>
    </style:style>
    <style:style style:name="T11" style:family="text">
      <style:text-properties fo:color="#79abff" style:font-name="Courier New" fo:font-size="11pt" fo:language="en" fo:country="US" fo:font-style="normal" fo:font-weight="bold" style:language-asian="en" style:country-asian="US" style:font-name-complex="Courier New" style:font-size-complex="6.30000019073486pt" style:font-weight-complex="bold"/>
    </style:style>
    <style:style style:name="T12" style:family="text">
      <style:text-properties fo:color="#dcdccc" style:font-name="Courier New" fo:font-size="11pt" fo:language="en" fo:country="US" fo:font-style="normal" fo:font-weight="normal" style:language-asian="en" style:country-asian="US" style:font-name-complex="Courier New" style:font-size-complex="6.30000019073486pt"/>
    </style:style>
    <style:style style:name="T13" style:family="text">
      <style:text-properties fo:color="#8f8f8f" style:font-name="Courier New" fo:font-size="11pt" fo:language="en" fo:country="US" fo:font-style="normal" fo:font-weight="normal" style:language-asian="en" style:country-asian="US" style:font-name-complex="Courier New" style:font-size-complex="6.30000019073486pt"/>
    </style:style>
    <style:style style:name="T14" style:family="text">
      <style:text-properties style:font-name="Times New Roman" fo:font-size="14pt" fo:language="en" fo:country="US" fo:font-style="normal" fo:font-weight="bold" style:language-asian="en" style:country-asian="US" style:font-size-complex="8pt" style:font-weight-complex="bold"/>
    </style:style>
    <style:style style:name="T15" style:family="text">
      <style:text-properties fo:color="#000000" style:font-name="Courier New" fo:font-size="11pt" fo:language="en" fo:country="US" style:font-name-asian="Courier New" style:font-size-asian="11pt" style:language-asian="en" style:country-asian="US" style:font-name-complex="Courier New" style:font-size-complex="6.30000019073486pt" style:language-complex="en" style:country-complex="US"/>
    </style:style>
    <style:style style:name="T16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DotProject</text:p>
          </table:table-cell>
          <table:table-cell table:style-name="ce1" office:value-type="string">
            <text:p>Czas</text:p>
          </table:table-cell>
          <table:table-cell table:style-name="ce1" office:value-type="string">
            <text:p>Pliki</text:p>
          </table:table-cell>
          <table:table-cell table:style-name="ce1" office:value-type="string">
            <text:p>Konfiguracja</text:p>
          </table:table-cell>
          <table:table-cell table:style-name="ce1" office:value-type="string">
            <text:p>Projekt</text:p>
          </table:table-cell>
          <table:table-cell table:style-name="ce1" office:value-type="string">
            <text:p>Opis</text:p>
          </table:table-cell>
          <table:table-cell/>
        </table:table-row>
        <table:table-row table:style-name="ro2">
          <table:table-cell table:style-name="ce2" office:value-type="date" office:date-value="2011-05-12">
            <text:p>12.05.201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8" office:value-type="string">
            <text:p>/clsDocFin.php</text:p>
            <text:p>Template/docfin_fakturaform.html</text:p>
            <text:p>Template/docfin_kpform.html</text:p>
            <text:p>Template/docfin_paragonform.html</text:p>
          </table:table-cell>
          <table:table-cell table:style-name="ce21" office:value-type="string">
            <text:p>cdo_param_disp = 'new'</text:p>
          </table:table-cell>
          <table:table-cell table:style-name="ce21" office:value-type="string">
            <text:p>Ris</text:p>
          </table:table-cell>
          <table:table-cell table:style-name="ce26" office:value-type="string">
            <text:p>Poprawki cdo. old - wersja przed poprawkami, new po poprawkach</text:p>
          </table:table-cell>
          <table:table-cell/>
        </table:table-row>
        <table:table-row table:style-name="ro3">
          <table:table-cell table:style-name="ce2" office:value-type="date" office:date-value="2011-05-16">
            <text:p>16.05.201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9" office:value-type="string">
            <text:p>ExRej.php</text:p>
            <text:p>Template/<text:span text:style-name="T1">ExRej.html</text:span></text:p>
            <text:p><text:span text:style-name="T1">Js/exrej_nuklearna.js</text:span></text:p>
          </table:table-cell>
          <table:table-cell table:style-name="ce21" office:value-type="string">
            <text:p>requireRealGivedAmount = 0 </text:p>
            <text:p>albo requireRealGivedAmount = false </text:p>
          </table:table-cell>
          <table:table-cell table:style-name="ce21" office:value-type="string">
            <text:p>Ris</text:p>
          </table:table-cell>
          <table:table-cell table:style-name="ce27" office:value-type="string">
            <text:p>Zdjęcie blokady dla dodawania badania (pet). Dotyczy pola 'rzeczywista podana dawka'. Konfiguracja <text:span text:style-name="T11">$GLOBALS</text:span><text:span text:style-name="T12">[</text:span><text:span text:style-name="T13">'requireRealGivedAmount'</text:span><text:span text:style-name="T12">]</text:span></text:p>
          </table:table-cell>
          <table:table-cell/>
        </table:table-row>
        <table:table-row table:style-name="ro4">
          <table:table-cell table:style-name="ce2" office:value-type="date" office:date-value="2011-05-18">
            <text:p>18.05.201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8" office:value-type="string">
            <text:p>/sql/mysql_pacs3_Search_countStudies.sql</text:p>
            <text:p>/sql/mysql_pacs3_Search_getStudies.sql</text:p>
            <text:p>/classess/clsSearchModel.php</text:p>
            <text:p>/classess/clsSearchResultRowActionsFactory.php</text:p>
            <text:p>/classess/Page/pageSearchController.php</text:p>
            <text:p>/templates/search/_searchForm.html</text:p>
            <text:p>/templates/search/index.html</text:p>
            <text:p>/templates/search/result.html</text:p>
            <text:p>Js/mootools-1.2/Search/SearchResult.js</text:p>
            <text:p/>
            <text:p/>
            <text:p/>
            <text:p/>
          </table:table-cell>
          <table:table-cell table:style-name="ce18" office:value-type="string">
            <text:p>patch nie został zrobiony. Zmiany wysłane na CVS-a, a m.siewniak ma to dołączyć do swoich zmian</text:p>
          </table:table-cell>
          <table:table-cell table:style-name="ce18" office:value-type="string">
            <text:p>Pacs_admin</text:p>
          </table:table-cell>
          <table:table-cell table:style-name="ce18" office:value-type="string">
            <text:p>Pacs admin – wyszukiwanie badań po dacie urodzenia. + Dodanie linku 'pokaz opis zadania' do menu kontekstowego wyników wyszukiwania. Pola <text:span text:style-name="T9">birthdate w php i szablonach</text:span></text:p>
          </table:table-cell>
          <table:table-cell/>
        </table:table-row>
        <table:table-row table:style-name="ro5">
          <table:table-cell table:style-name="ce3" office:value-type="date" office:date-value="2011-05-19">
            <text:p>19.05.2011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4" office:value-type="string">
            <text:p># /Template/lswdsl.html – (w końcu nie zmieniane)</text:p>
            <text:p>/edit/Template/menageusers.html</text:p>
            <text:p>/edit/Template/usertopodjedn_edit.html</text:p>
            <text:p>/edit/usertopodjedn.php</text:p>
            <text:p/>
          </table:table-cell>
          <table:table-cell table:style-name="ce4" office:value-type="string">
            <text:p>Uwaga – sql (alter table)</text:p>
          </table:table-cell>
          <table:table-cell table:style-name="ce4" office:value-type="string">
            <text:p>Ris</text:p>
          </table:table-cell>
          <table:table-cell table:style-name="ce4" office:value-type="string">
            <text:p>Dodanie możliwości w panelu możliwości wiązania usera <text:s/>z podjednostką (tabela nzatrudnienie)</text:p>
          </table:table-cell>
          <table:table-cell/>
        </table:table-row>
        <table:table-row table:style-name="ro6">
          <table:table-cell table:style-name="ce3" office:value-type="date" office:date-value="2011-05-25">
            <text:p>25.05.2011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8" office:value-type="string">
            <text:p>/clsDocFin.php</text:p>
            <text:p>Template/docfin_paragon.html</text:p>
            <text:p>Template/docfin_paragonform.html</text:p>
          </table:table-cell>
          <table:table-cell table:style-name="ce21" office:value-type="string">
            <text:p>cdo_param_disp = 'new'</text:p>
          </table:table-cell>
          <table:table-cell table:style-name="ce4" office:value-type="string">
            <text:p>ris</text:p>
          </table:table-cell>
          <table:table-cell table:style-name="ce4" office:value-type="string">
            <text:p><text:s/>protokówl testów cdo jg fiskalizacja.doc. <text:span text:style-name="T14">25.05.2011-poprawki #1.</text:span></text:p>
            <text:p><text:span text:style-name="T14"/></text:p>
          </table:table-cell>
          <table:table-cell/>
        </table:table-row>
        <table:table-row table:style-name="ro7"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string">
            <text:p>Poprawki CDO - 'usługa radiologiczna' tylko dla paragonu. Poprawka błedu js w IE, poprawka wyświetlenia ceny</text:p>
            <text:p>Konf:</text:p>
            <text:p><text:span text:style-name="T15">cdo_param_disp = 'new'</text:span></text:p>
          </table:table-cell>
          <table:table-cell/>
        </table:table-row>
        <table:table-row table:style-name="ro8">
          <table:table-cell table:style-name="ce3" office:value-type="date" office:date-value="2011-05-30">
            <text:p>30.05.2011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4" office:value-type="string">
            <text:p>/clsDocFin.php</text:p>
          </table:table-cell>
          <table:table-cell table:style-name="ce21" office:value-type="string">
            <text:p>cdo_param_disp = 'new'</text:p>
          </table:table-cell>
          <table:table-cell table:style-name="ce4" office:value-type="string">
            <text:p>ris</text:p>
          </table:table-cell>
          <table:table-cell table:style-name="ce28" office:value-type="string">
            <text:p>Poprawka CDO. Dodano wyświetlenie na paragonie, fv, kp nazwy badania, gdy nie ma chmurki.</text:p>
          </table:table-cell>
          <table:table-cell/>
        </table:table-row>
        <table:table-row table:style-name="ro3">
          <table:table-cell table:style-name="ce3" office:value-type="date" office:date-value="2011-06-01">
            <text:p>1.06.2011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3h</text:p>
          </table:table-cell>
          <table:table-cell table:style-name="ce19" office:value-type="string">
            <text:p>ExRej.php</text:p>
            <text:p>Template/<text:span text:style-name="T1">ExRej.html</text:span></text:p>
            <text:p><text:span text:style-name="T1">Js/exrej_nuklearna.js</text:span></text:p>
          </table:table-cell>
          <table:table-cell table:style-name="ce4" office:value-type="string">
            <text:p>Modality == 33</text:p>
            <text:p><text:span text:style-name="T4">(</text:span><text:span text:style-name="T5">$(</text:span><text:span text:style-name="T6">"selPracownie"</text:span><text:span text:style-name="T5">).options[$(</text:span><text:span text:style-name="T6">"selPracownie"</text:span><text:span text:style-name="T5">).selectedIndex].title == 33</text:span><text:span text:style-name="T4">)</text:span></text:p>
          </table:table-cell>
          <table:table-cell table:style-name="ce4" office:value-type="string">
            <text:p>ris</text:p>
          </table:table-cell>
          <table:table-cell table:style-name="ce4" office:value-type="string">
            <text:p>Zdjęcie blokady takiej że: oddział nie może mieć wybranej NFZ (że musi mieć badanie płatne) dla badań PET</text:p>
          </table:table-cell>
          <table:table-cell table:style-name="ce25" office:value-type="string">
            <text:p>1. Należy wyłączyć blokadę na rejestrację badań finansowanych przez NFZ z oddziałów (w przypadku badań PET dopuszcza się taką możliwość). !!!!</text:p>
          </table:table-cell>
        </table:table-row>
        <table:table-row table:style-name="ro9">
          <table:table-cell table:style-name="ce3" office:value-type="date" office:date-value="2011-06-01">
            <text:p>1.06.2011</text:p>
          </table:table-cell>
          <table:table-cell table:style-name="ce15" office:value-type="float" office:value="1">
            <text:p>1</text:p>
          </table:table-cell>
          <table:table-cell table:style-name="ce3" office:value-type="string">
            <text:p>3h</text:p>
          </table:table-cell>
          <table:table-cell table:style-name="ce4" office:value-type="string">
            <text:p>Template/ExprintPET.html </text:p>
            <text:p>ClsExprint.php</text:p>
          </table:table-cell>
          <table:table-cell table:style-name="ce4" office:value-type="string">
            <text:p>ustawiane w konfiguracji szblon ExprintPET.html</text:p>
          </table:table-cell>
          <table:table-cell table:style-name="ce4" office:value-type="string">
            <text:p>ris</text:p>
          </table:table-cell>
          <table:table-cell table:style-name="ce4" office:value-type="string">
            <text:p>Dodanie opisu do badania</text:p>
          </table:table-cell>
          <table:table-cell/>
        </table:table-row>
        <table:table-row table:style-name="ro2">
          <table:table-cell table:style-name="ce3" office:value-type="date" office:date-value="2011-06-03">
            <text:p>3.06.2011</text:p>
          </table:table-cell>
          <table:table-cell table:style-name="ce15" office:value-type="float" office:value="1">
            <text:p>1</text:p>
          </table:table-cell>
          <table:table-cell table:style-name="ce3" office:value-type="string">
            <text:p>3h</text:p>
          </table:table-cell>
          <table:table-cell table:style-name="ce4" office:value-type="string">
            <text:p>/SP/workstation.sp</text:p>
            <text:p>/edit/workstationedit.php</text:p>
            <text:p>/edit/Template/navigator.html</text:p>
            <text:p>/edit/Template/workstation_accessedit.html /nowy szablon/</text:p>
          </table:table-cell>
          <table:table-cell table:style-name="ce4"/>
          <table:table-cell table:style-name="ce4" office:value-type="string">
            <text:p>ris</text:p>
          </table:table-cell>
          <table:table-cell table:style-name="ce4" office:value-type="string">
            <text:p>Zarządzanie dostępem /tabela workastation_access/ – nowy modulik w panelu adm</text:p>
          </table:table-cell>
          <table:table-cell/>
        </table:table-row>
        <table:table-row table:style-name="ro9">
          <table:table-cell table:style-name="ce3" office:value-type="date" office:date-value="2011-06-06">
            <text:p>6.06.2011</text:p>
          </table:table-cell>
          <table:table-cell table:style-name="ce15" office:value-type="float" office:value="1">
            <text:p>1</text:p>
          </table:table-cell>
          <table:table-cell table:style-name="ce3" office:value-type="string">
            <text:p>4h</text:p>
          </table:table-cell>
          <table:table-cell table:style-name="ce4" office:value-type="string">
            <text:p>/ExRej.php</text:p>
            <text:p>/Template/ExRej.html</text:p>
          </table:table-cell>
          <table:table-cell table:style-name="ce22" office:value-type="string">
            <text:p>HideExRejExamDr = 'yes' <text:s/>ustawione to nie wyświetla się pole</text:p>
          </table:table-cell>
          <table:table-cell table:style-name="ce4" office:value-type="string">
            <text:p>ris</text:p>
          </table:table-cell>
          <table:table-cell table:style-name="ce4" office:value-type="string">
            <text:p>Na formatce badania ukrycie/pokazanie pola „lekarz wykonujący” zgodnie z konfiguracją</text:p>
            <text:p>Uwaga: skrypt sprawdza tylko czy zmienna istnieje, nie wazna jest wartość. Dlatego jak zmienna jest w tabeli conf, to pole nie wyświetla się.</text:p>
          </table:table-cell>
          <table:table-cell/>
        </table:table-row>
        <table:table-row table:style-name="ro10">
          <table:table-cell table:style-name="ce3" office:value-type="date" office:date-value="2011-06-07">
            <text:p>7.06.2011</text:p>
          </table:table-cell>
          <table:table-cell table:style-name="ce15" office:value-type="float" office:value="1">
            <text:p>1</text:p>
          </table:table-cell>
          <table:table-cell table:style-name="ce3" office:value-type="string">
            <text:p>3h</text:p>
          </table:table-cell>
          <table:table-cell table:style-name="ce18" office:value-type="string">
            <text:p><text:span text:style-name="T2">/ExRej.php</text:span></text:p>
            <text:p><text:span text:style-name="T2">/Templates/</text:span><text:span text:style-name="T3">ExRej_bezLekarzWykon.html</text:span></text:p>
            <text:p><text:span text:style-name="T3">/Templates/ExRej_lekarzWykon.html</text:span></text:p>
            <text:p><text:span text:style-name="T3">/Templates/ExRej.html</text:span></text:p>
          </table:table-cell>
          <table:table-cell table:style-name="ce22" office:value-type="string">
            <text:p>HideExRejExamDr = 'yes' </text:p>
            <text:p>ustawione to nie wyświetla się pole</text:p>
          </table:table-cell>
          <table:table-cell table:style-name="ce4" office:value-type="string">
            <text:p>ris</text:p>
          </table:table-cell>
          <table:table-cell table:style-name="ce4" office:value-type="string">
            <text:p>Formatka badania. Na podstawie zmiennej konf. Ustawinia w jednym wierszy lekarz opisujący, konsultujący, technik. Druga opcja wyświetla się jak poprzednio w 2 wierszach razem z lek. wykonującym </text:p>
          </table:table-cell>
          <table:table-cell/>
        </table:table-row>
        <table:table-row table:style-name="ro8">
          <table:table-cell table:style-name="ce3" office:value-type="date" office:date-value="2011-06-09">
            <text:p>9.06.2011</text:p>
          </table:table-cell>
          <table:table-cell table:style-name="ce15" office:value-type="float" office:value="1">
            <text:p>1</text:p>
          </table:table-cell>
          <table:table-cell table:style-name="ce3" office:value-type="string">
            <text:p>8h</text:p>
          </table:table-cell>
          <table:table-cell table:style-name="ce18"/>
          <table:table-cell table:style-name="ce22"/>
          <table:table-cell table:style-name="ce4" office:value-type="string">
            <text:p>MediaBurner</text:p>
          </table:table-cell>
          <table:table-cell table:style-name="ce4" office:value-type="string">
            <text:p>Sparawdzenie działania MB pod Win7</text:p>
          </table:table-cell>
          <table:table-cell/>
        </table:table-row>
        <table:table-row table:style-name="ro6">
          <table:table-cell table:style-name="ce3" office:value-type="date" office:date-value="2011-06-10">
            <text:p>10.06.2011</text:p>
          </table:table-cell>
          <table:table-cell table:style-name="ce15" office:value-type="float" office:value="1">
            <text:p>1</text:p>
          </table:table-cell>
          <table:table-cell table:style-name="ce3" office:value-type="string">
            <text:p>2h</text:p>
          </table:table-cell>
          <table:table-cell table:style-name="ce4" office:value-type="string">
            <text:p>/Template/PatEdit.html</text:p>
            <text:p>/js/patvalid.js</text:p>
          </table:table-cell>
          <table:table-cell table:style-name="ce4" office:value-type="string">
            <text:p>Działa bez konfiguracji</text:p>
          </table:table-cell>
          <table:table-cell table:style-name="ce4" office:value-type="string">
            <text:p>ris</text:p>
          </table:table-cell>
          <table:table-cell table:style-name="ce4" office:value-type="string">
            <text:p>Poprawienie problemu czyszczenia pola PESEL na formularzu dpodawania/edycji pacjenta.</text:p>
            <text:p>Dodanie nowej funkcji, która będzie wywoływana <text:span text:style-name="T16">tylko</text:span> w momencie zdarzenia onchange na polu select pesel-a.</text:p>
            <text:p>Poprzednio było również na onload</text:p>
          </table:table-cell>
          <table:table-cell/>
        </table:table-row>
        <table:table-row table:style-name="ro11">
          <table:table-cell table:style-name="ce3" office:value-type="date" office:date-value="2011-06-13">
            <text:p>13.06.2011</text:p>
          </table:table-cell>
          <table:table-cell table:style-name="ce15" office:value-type="float" office:value="1">
            <text:p>1</text:p>
          </table:table-cell>
          <table:table-cell table:style-name="ce3" office:value-type="string">
            <text:p>1h</text:p>
          </table:table-cell>
          <table:table-cell table:style-name="ce4" office:value-type="string">
            <text:p>/Template/PatEdit.html</text:p>
            <text:p>PatEdit.php</text:p>
            <text:p>PatEdit_term.php</text:p>
          </table:table-cell>
          <table:table-cell table:style-name="ce23" office:value-type="string">
            <text:p>show_btn_doc -&gt; zaweira zserializowana tablicę <text:span text:style-name="T7">array</text:span><text:span text:style-name="T8">(</text:span></text:p>
            <text:p><text:span text:style-name="T8"><text:tab/></text:span><text:span text:style-name="T9">'N' </text:span><text:span text:style-name="T8">=&gt; </text:span><text:span text:style-name="T7">true</text:span><text:span text:style-name="T8">,</text:span></text:p>
            <text:p><text:span text:style-name="T8"><text:tab/></text:span><text:span text:style-name="T9">'B' </text:span><text:span text:style-name="T8">=&gt; </text:span><text:span text:style-name="T7">true</text:span><text:span text:style-name="T8">,</text:span></text:p>
            <text:p><text:span text:style-name="T8"><text:tab/></text:span><text:span text:style-name="T9">'D' </text:span><text:span text:style-name="T8">=&gt; </text:span><text:span text:style-name="T7">true</text:span><text:span text:style-name="T8">,</text:span></text:p>
            <text:p><text:span text:style-name="T8"><text:tab/></text:span><text:span text:style-name="T9">'C' </text:span><text:span text:style-name="T8">=&gt; </text:span><text:span text:style-name="T7">true</text:span><text:span text:style-name="T8">,</text:span></text:p>
            <text:p><text:span text:style-name="T8"><text:tab/></text:span><text:span text:style-name="T9">'U' </text:span><text:span text:style-name="T8">=&gt; </text:span><text:span text:style-name="T7">true</text:span><text:span text:style-name="T8">,</text:span></text:p>
            <text:p><text:span text:style-name="T10">)</text:span></text:p>
          </table:table-cell>
          <table:table-cell table:style-name="ce4" office:value-type="string">
            <text:p>ris</text:p>
          </table:table-cell>
          <table:table-cell table:style-name="ce4" office:value-type="string">
            <text:p>Określenie dla jakich typów numerów pesel mają wyświetlać się przycisk dokumenty uprawniające</text:p>
          </table:table-cell>
          <table:table-cell/>
        </table:table-row>
        <table:table-row table:style-name="ro12">
          <table:table-cell table:style-name="ce4" table:number-columns-repeated="4"/>
          <table:table-cell table:style-name="ce24" office:value-type="string">
            <text:p>a:5:{s:1:"N";b:1;s:1:"B";b:1;s:1:"D";b:1;s:1:"C";b:1;s:1:"U";b:1;}</text:p>
          </table:table-cell>
          <table:table-cell table:style-name="ce4" table:number-columns-repeated="2"/>
          <table:table-cell/>
        </table:table-row>
        <table:table-row table:style-name="ro9">
          <table:table-cell table:style-name="ce3" office:value-type="date" office:date-value="2011-06-27">
            <text:p>27.06.2011</text:p>
          </table:table-cell>
          <table:table-cell table:style-name="ce4" office:value-type="float" office:value="1">
            <text:p>1</text:p>
          </table:table-cell>
          <table:table-cell table:style-name="ce16" office:value-type="string">
            <text:p>4h</text:p>
          </table:table-cell>
          <table:table-cell table:style-name="ce4" office:value-type="string">
            <text:p>/Template/dokUpr_list.html</text:p>
            <text:p>DokUpr.php</text:p>
          </table:table-cell>
          <table:table-cell table:style-name="ce4" table:number-columns-repeated="2"/>
          <table:table-cell table:style-name="ce4" office:value-type="string">
            <text:p>Dodanie możliwości usuwania dokumentu uprawniającego (zmiana flagi) + dodanie zabezpieczenia, że jak jest eid=0 to link przypisz do badania nie wyświetla się. Formatka ta używana jest na ekranie edycji pacjenta i edycji badania</text:p>
          </table:table-cell>
          <table:table-cell/>
        </table:table-row>
        <table:table-row table:style-name="ro1">
          <table:table-cell table:style-name="ce3" office:value-type="date" office:date-value="2011-06-28">
            <text:p>28.06.2011</text:p>
          </table:table-cell>
          <table:table-cell table:style-name="ce4" office:value-type="float" office:value="1">
            <text:p>1</text:p>
          </table:table-cell>
          <table:table-cell table:style-name="ce16" office:value-type="time" office:time-value="PT13H00M00S">
            <text:p>13:00:00</text:p>
          </table:table-cell>
          <table:table-cell table:style-name="ce4" office:value-type="string">
            <text:p>-- // --</text:p>
          </table:table-cell>
          <table:table-cell table:style-name="ce4" table:number-columns-repeated="2"/>
          <table:table-cell table:style-name="ce4" office:value-type="string">
            <text:p>-- // --</text:p>
          </table:table-cell>
          <table:table-cell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 table:number-columns-repeated="4"/>
          <table:table-cell/>
        </table:table-row>
        <table:table-row table:style-name="ro1">
          <table:table-cell table:number-columns-repeated="7" office:value-type="string">
            <text:p><text:s/>- - - - - - - - - -</text:p>
          </table:table-cell>
          <table:table-cell/>
        </table:table-row>
        <table:table-row table:style-name="ro1">
          <table:table-cell table:style-name="ce4" table:number-columns-repeated="7"/>
          <table:table-cell/>
        </table:table-row>
        <table:table-row table:style-name="ro1">
          <table:table-cell table:style-name="ce4" office:value-type="string">
            <text:p>lipiec</text:p>
          </table:table-cell>
          <table:table-cell table:style-name="ce4" table:number-columns-repeated="6"/>
          <table:table-cell/>
        </table:table-row>
        <table:table-row table:style-name="ro1">
          <table:table-cell table:style-name="ce3" office:value-type="date" office:date-value="2011-07-01">
            <text:p>1.07.2011</text:p>
          </table:table-cell>
          <table:table-cell table:style-name="ce4"/>
          <table:table-cell table:style-name="ce16" office:value-type="time" office:time-value="PT12H00M00S">
            <text:p>12:00:00</text:p>
          </table:table-cell>
          <table:table-cell table:style-name="ce4" table:number-columns-repeated="2"/>
          <table:table-cell table:style-name="ce4" office:value-type="string">
            <text:p>ris</text:p>
          </table:table-cell>
          <table:table-cell table:style-name="ce4" office:value-type="string">
            <text:p>instalacja RIS na serwerach teletest</text:p>
          </table:table-cell>
          <table:table-cell/>
        </table:table-row>
        <table:table-row table:style-name="ro1">
          <table:table-cell table:style-name="ce3" office:value-type="date" office:date-value="2011-07-01">
            <text:p>1.07.20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h</text:p>
          </table:table-cell>
          <table:table-cell table:style-name="ce4" office:value-type="string">
            <text:p>/ExRej.php</text:p>
          </table:table-cell>
          <table:table-cell table:style-name="ce4"/>
          <table:table-cell table:style-name="ce4" office:value-type="string">
            <text:p>ris</text:p>
          </table:table-cell>
          <table:table-cell table:style-name="ce4" office:value-type="string">
            <text:p>Poprawka badania PET. Poprawnienie sprawdzania w JS pól waga, wzrost, dzienna dawka, gdy pola PET są ukryte za pomoca zmiennej extraPatientNuclearFields</text:p>
          </table:table-cell>
          <table:table-cell/>
        </table:table-row>
        <table:table-row table:style-name="ro1">
          <table:table-cell table:style-name="ce4" table:number-columns-repeated="6"/>
          <table:table-cell table:number-columns-repeated="2"/>
        </table:table-row>
        <table:table-row table:style-name="ro1">
          <table:table-cell table:style-name="ce3" office:value-type="date" office:date-value="2011-07-04">
            <text:p>4.07.20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4h</text:p>
          </table:table-cell>
          <table:table-cell table:style-name="ce4" table:number-columns-repeated="2"/>
          <table:table-cell table:style-name="ce4" office:value-type="string">
            <text:p>ris</text:p>
          </table:table-cell>
          <table:table-cell table:style-name="ce4" office:value-type="string">
            <text:p>Instalacja na serwerach tele test 140-145 skopisowanie testowych baz danych i konf ris-a</text:p>
          </table:table-cell>
          <table:table-cell/>
        </table:table-row>
        <table:table-row table:style-name="ro1">
          <table:table-cell table:style-name="ce3" office:value-type="date" office:date-value="2011-07-05">
            <text:p>5.07.2011</text:p>
          </table:table-cell>
          <table:table-cell table:style-name="ce4" office:value-type="float" office:value="1">
            <text:p>1</text:p>
          </table:table-cell>
          <table:table-cell table:style-name="ce16" office:value-type="string">
            <text:p>1.5h</text:p>
          </table:table-cell>
          <table:table-cell table:style-name="ce4" table:number-columns-repeated="2"/>
          <table:table-cell table:style-name="ce4" office:value-type="string">
            <text:p>ris</text:p>
          </table:table-cell>
          <table:table-cell table:style-name="ce4" office:value-type="string">
            <text:p>Testowanie podipięcia zadarzenia do rejestracji poacjenta, wysłanie info do serwera140</text:p>
          </table:table-cell>
          <table:table-cell/>
        </table:table-row>
        <table:table-row table:style-name="ro1">
          <table:table-cell table:style-name="ce3" office:value-type="date" office:date-value="2011-07-05">
            <text:p>5.07.2011</text:p>
          </table:table-cell>
          <table:table-cell table:style-name="ce4" office:value-type="string">
            <text:p>L4</text:p>
          </table:table-cell>
          <table:table-cell table:style-name="ce4" table:number-columns-repeated="5"/>
          <table:table-cell/>
        </table:table-row>
        <table:table-row table:style-name="ro1">
          <table:table-cell table:style-name="ce3" office:value-type="date" office:date-value="2011-07-06">
            <text:p>6.07.2011</text:p>
          </table:table-cell>
          <table:table-cell table:style-name="ce4" office:value-type="string">
            <text:p>L4</text:p>
          </table:table-cell>
          <table:table-cell table:style-name="ce4" table:number-columns-repeated="5"/>
          <table:table-cell/>
        </table:table-row>
        <table:table-row table:style-name="ro1">
          <table:table-cell table:style-name="ce3" office:value-type="date" office:date-value="2011-07-07">
            <text:p>7.07.2011</text:p>
          </table:table-cell>
          <table:table-cell table:style-name="ce4" office:value-type="string">
            <text:p>L4</text:p>
          </table:table-cell>
          <table:table-cell table:style-name="ce4" table:number-columns-repeated="5"/>
          <table:table-cell/>
        </table:table-row>
        <table:table-row table:style-name="ro1">
          <table:table-cell table:style-name="ce3" office:value-type="date" office:date-value="2011-07-08">
            <text:p>8.07.2011</text:p>
          </table:table-cell>
          <table:table-cell table:style-name="ce4" office:value-type="string">
            <text:p>L4</text:p>
          </table:table-cell>
          <table:table-cell table:style-name="ce4" table:number-columns-repeated="5"/>
          <table:table-cell/>
        </table:table-row>
        <table:table-row table:style-name="ro1">
          <table:table-cell table:style-name="ce4" table:number-columns-repeated="7"/>
          <table:table-cell/>
        </table:table-row>
        <table:table-row table:style-name="ro1">
          <table:table-cell table:style-name="ce3" office:value-type="date" office:date-value="2011-07-11">
            <text:p>11.07.201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3h</text:p>
          </table:table-cell>
          <table:table-cell table:style-name="ce4" table:number-columns-repeated="3"/>
          <table:table-cell table:style-name="ce4" office:value-type="string">
            <text:p>Testowanie zdarzeń (comrail)</text:p>
          </table:table-cell>
          <table:table-cell/>
        </table:table-row>
        <table:table-row table:style-name="ro6">
          <table:table-cell table:style-name="ce3" office:value-type="date" office:date-value="2011-07-12">
            <text:p>12.07.2011</text:p>
          </table:table-cell>
          <table:table-cell table:style-name="ce4" office:value-type="float" office:value="1">
            <text:p>1</text:p>
          </table:table-cell>
          <table:table-cell table:style-name="ce16" office:value-type="string">
            <text:p>6h</text:p>
          </table:table-cell>
          <table:table-cell table:style-name="ce4"/>
          <table:table-cell table:style-name="ce4" office:value-type="string">
            <text:p>Webdystrybucja – przygotowanie funkc. Dodawania użytkownika, z uwzględnieniem <text:s/>zmiany tabeli w bazie danych z advusers na users</text:p>
            <text:p/>
            <text:p>UWAGA: sql-e w pliku na pulpicie</text:p>
          </table:table-cell>
          <table:table-cell table:style-name="ce4" office:value-type="string">
            <text:p>ris</text:p>
          </table:table-cell>
          <table:table-cell table:style-name="ce4"/>
          <table:table-cell/>
        </table:table-row>
        <table:table-row table:style-name="ro13">
          <table:table-cell table:style-name="ce3" office:value-type="date" office:date-value="2011-07-13">
            <text:p>13.07.2011</text:p>
          </table:table-cell>
          <table:table-cell table:style-name="ce4" office:value-type="float" office:value="1">
            <text:p>1</text:p>
          </table:table-cell>
          <table:table-cell table:style-name="ce16" office:value-type="string">
            <text:p>7h</text:p>
          </table:table-cell>
          <table:table-cell office:value-type="string">
            <text:p>/clsOutUsers.php </text:p>
            <text:p>/refdrsl.php </text:p>
            <text:p>/setlekarz.php </text:p>
            <text:p>/setnotlekarz.php – nowy plik </text:p>
            <text:p>/sp/outusers.sp </text:p>
            <text:p>/sp/getoutusers.sp </text:p>
            <text:p>/sp/ou_lekarz.sp </text:p>
            <text:p>/sp/outusers_notlekarz.sp – nowy plik </text:p>
            <text:p>/sp/personel.sp </text:p>
            <text:p>/template/outusers.html </text:p>
            <text:p>/template/refdrsl.html </text:p>
            <text:p>/template/refdrsl_notlekarz.html <text:s/>- nowy plik</text:p>
          </table:table-cell>
          <table:table-cell table:style-name="ce4" office:value-type="string">
            <text:p>Webdystrybucja – przygotowanie funkc. Dodawania użytkownika, z uwzględnieniem <text:s/>zmiany tabeli w bazie danych z advusers na users <text:s/>UWAGA: sql-e w pliku na pulpicie <text:s/>Zmiana funkcjonalnści dodawania użytkownika zawnetrznego, zmiana uzywania ukrytej ramki na ajax</text:p>
          </table:table-cell>
          <table:table-cell table:style-name="ce4" office:value-type="string">
            <text:p>ris</text:p>
          </table:table-cell>
          <table:table-cell table:style-name="ce4"/>
          <table:table-cell/>
        </table:table-row>
        <table:table-row table:style-name="ro1">
          <table:table-cell table:style-name="ce4" table:number-columns-repeated="3"/>
          <table:table-cell office:value-type="string">
            <text:p>jw.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date" office:date-value="2011-07-14">
            <text:p>14.07.2011</text:p>
          </table:table-cell>
          <table:table-cell table:style-name="ce4" office:value-type="float" office:value="1">
            <text:p>1</text:p>
          </table:table-cell>
          <table:table-cell table:style-name="ce16" office:value-type="string">
            <text:p>6h</text:p>
          </table:table-cell>
          <table:table-cell table:style-name="ce4" office:value-type="string">
            <text:p>jw.</text:p>
          </table:table-cell>
          <table:table-cell table:style-name="ce4" office:value-type="string">
            <text:p>jw. Poprawka wczytywania polskich czcionek ze słownika (dodawanie usera zewenętrznego)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3" office:value-type="date" office:date-value="2011-07-15">
            <text:p>15.07.2011</text:p>
          </table:table-cell>
          <table:table-cell table:style-name="ce4" office:value-type="float" office:value="1">
            <text:p>1</text:p>
          </table:table-cell>
          <table:table-cell table:style-name="ce16" office:value-type="string">
            <text:p>1.5h</text:p>
          </table:table-cell>
          <table:table-cell table:style-name="ce4" office:value-type="string">
            <text:p>jw.</text:p>
          </table:table-cell>
          <table:table-cell table:style-name="ce4" office:value-type="string">
            <text:p>Doddnaie funckjonalności zapisywania numeru pesel lekarzy i innych praowników na formatce dodawania usera zewnetrznego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3" office:value-type="date" office:date-value="2011-07-15">
            <text:p>15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4h</text:p>
          </table:table-cell>
          <table:table-cell office:value-type="string">
            <text:p>jw.</text:p>
          </table:table-cell>
          <table:table-cell office:value-type="string">
            <text:p>Dodanie funkc. Wysukiwania nazwisk z tabeli tmp_pers w momencie gdy wybrany typ usra inny niż lekarz. <text:s/>Formatka dodawnia usera zewnetrznego</text:p>
          </table:table-cell>
          <table:table-cell table:number-columns-repeated="3"/>
        </table:table-row>
        <table:table-row table:style-name="ro1">
          <table:table-cell table:style-name="ce5" office:value-type="date" office:date-value="2011-07-18">
            <text:p>18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4h</text:p>
          </table:table-cell>
          <table:table-cell office:value-type="string">
            <text:p>jw.</text:p>
          </table:table-cell>
          <table:table-cell office:value-type="string">
            <text:p>rozdzielenie zapytań dotyczących lkakarzy i nielekarzy, w wyszukiwaniu + zapisywaniu do tabeli users + odpowiednie update numeru pesel w tabelach npersonel i tmp_pers</text:p>
          </table:table-cell>
          <table:table-cell table:number-columns-repeated="3"/>
        </table:table-row>
        <table:table-row table:style-name="ro6">
          <table:table-cell table:style-name="ce5" office:value-type="date" office:date-value="2011-07-19">
            <text:p>19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1.5h</text:p>
          </table:table-cell>
          <table:table-cell office:value-type="string">
            <text:p>/sp/outusers.sp </text:p>
            <text:p>/sp/outusers_notlekarz.sp</text:p>
            <text:p>/clsOutUsers.php </text:p>
          </table:table-cell>
          <table:table-cell office:value-type="string">
            <text:p>Poprawka, podczas zapisu usera zawnetrznego zapisujemuy id z usertypes do GroupID + dodanie do inserta DefPrac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date" office:date-value="2011-07-21">
            <text:p>21.07.2011</text:p>
          </table:table-cell>
          <table:table-cell/>
          <table:table-cell office:value-type="string">
            <text:p>2.5h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Omówneie z Kamilem zasady działania ComRail i hl7 - &gt; komunikacja z HIS</text:p>
          </table:table-cell>
          <table:table-cell/>
        </table:table-row>
        <table:table-row table:style-name="ro6">
          <table:table-cell table:style-name="ce5" office:value-type="date" office:date-value="2011-07-21">
            <text:p>21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3h</text:p>
          </table:table-cell>
          <table:table-cell office:value-type="string">
            <text:p>/edit/usertopodjedn.php</text:p>
            <text:p>/edit/Template/usertopodjedn_edit.html</text:p>
            <text:p>/Template/outusers.html</text:p>
          </table:table-cell>
          <table:table-cell/>
          <table:table-cell office:value-type="string">
            <text:p>ris</text:p>
          </table:table-cell>
          <table:table-cell office:value-type="string">
            <text:p>Dodanie inforamcji do jakiej jednostki należy user (+edycja) <text:s/>- ekran webdystrybucja dodawniane usera zewnętrznego</text:p>
          </table:table-cell>
          <table:table-cell/>
        </table:table-row>
        <table:table-row table:style-name="ro1">
          <table:table-cell table:style-name="ce5" office:value-type="date" office:date-value="2011-07-22">
            <text:p>22.07.2011</text:p>
          </table:table-cell>
          <table:table-cell/>
          <table:table-cell table:style-name="ce17" office:value-type="string">
            <text:p>10min</text:p>
          </table:table-cell>
          <table:table-cell office:value-type="string">
            <text:p>exrej.html</text:p>
          </table:table-cell>
          <table:table-cell/>
          <table:table-cell office:value-type="string">
            <text:p>ris</text:p>
          </table:table-cell>
          <table:table-cell office:value-type="string">
            <text:p>poprawienie fukcji umowliwaiajacej ustalenie badania PET z NFZ</text:p>
          </table:table-cell>
          <table:table-cell/>
        </table:table-row>
        <table:table-row table:style-name="ro1">
          <table:table-cell table:style-name="ce5" office:value-type="date" office:date-value="2011-07-22">
            <text:p>22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1.5h</text:p>
          </table:table-cell>
          <table:table-cell office:value-type="string">
            <text:p>/Template/extraexam.html</text:p>
          </table:table-cell>
          <table:table-cell/>
          <table:table-cell office:value-type="string">
            <text:p>ris</text:p>
          </table:table-cell>
          <table:table-cell office:value-type="string">
            <text:p>Sprzwdzenie, czy można dodać z terminarza badanie PET z niewybranym NFZ + porawka</text:p>
          </table:table-cell>
          <table:table-cell/>
        </table:table-row>
        <table:table-row table:style-name="ro2">
          <table:table-cell table:style-name="ce5" office:value-type="date" office:date-value="2011-07-22">
            <text:p>22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2h</text:p>
          </table:table-cell>
          <table:table-cell office:value-type="string">
            <text:p>/js/exrej_nuklearna.js</text:p>
            <text:p>/js/terminarz.js</text:p>
            <text:p>/left_term.php</text:p>
            <text:p>/template/left_term.html</text:p>
          </table:table-cell>
          <table:table-cell/>
          <table:table-cell office:value-type="string">
            <text:p>ris</text:p>
          </table:table-cell>
          <table:table-cell office:value-type="string">
            <text:p>Poprawki do patcha 383 (protokół od K. Lecha). Doanie funckji, że jak ustawione na Cito, to tez nie sprawdza dziennej dawki wagi, itd.</text:p>
          </table:table-cell>
          <table:table-cell/>
        </table:table-row>
        <table:table-row table:style-name="ro1">
          <table:table-cell table:style-name="ce5" office:value-type="date" office:date-value="2011-07-25">
            <text:p>25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1.5h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przygtoweanie zmian dot [oprawek patcha z protokołu KLE</text:p>
          </table:table-cell>
          <table:table-cell/>
        </table:table-row>
        <table:table-row table:style-name="ro1">
          <table:table-cell table:style-name="ce5" office:value-type="date" office:date-value="2011-07-25">
            <text:p>25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3h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mail terminarz <text:s/>BTH – godzina 0:00. Prba porawnienie problemu z godziną 0:00. Problem w zapisanych plikach XML</text:p>
          </table:table-cell>
          <table:table-cell/>
        </table:table-row>
        <table:table-row table:style-name="ro1">
          <table:table-cell table:style-name="ce5" office:value-type="date" office:date-value="2011-07-25">
            <text:p>25.07.2011</text:p>
          </table:table-cell>
          <table:table-cell office:value-type="float" office:value="1">
            <text:p>1</text:p>
          </table:table-cell>
          <table:table-cell office:value-type="string">
            <text:p>40min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test generowania xml-a</text:p>
          </table:table-cell>
          <table:table-cell/>
        </table:table-row>
        <table:table-row table:style-name="ro1">
          <table:table-cell table:style-name="ce5" office:value-type="date" office:date-value="2011-07-26">
            <text:p>26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2h</text:p>
          </table:table-cell>
          <table:table-cell/>
          <table:table-cell office:value-type="string">
            <text:p>po dodaniu badania i wyczyszczeniu pól waga wzrost i dawka nie sprawdza pól (można zapisac puiste pola)</text:p>
          </table:table-cell>
          <table:table-cell office:value-type="string">
            <text:p>ris</text:p>
          </table:table-cell>
          <table:table-cell office:value-type="string">
            <text:p>poprawka w exreju – protokól testów MSI - „Sprawdzenie działania zmiennej require RealGivedAmount ustawionej na true w exrej - badanie w trybie norm po ponownej edycji zapisanego badania i ustawieniu pól: wzrost, waga, poziom glukozy na puste – wyczyszczenie tych pól”</text:p>
          </table:table-cell>
          <table:table-cell/>
        </table:table-row>
        <table:table-row table:style-name="ro1">
          <table:table-cell table:style-name="ce5" office:value-type="date" office:date-value="2011-07-27">
            <text:p>27.07.2011</text:p>
          </table:table-cell>
          <table:table-cell office:value-type="float" office:value="1">
            <text:p>1</text:p>
          </table:table-cell>
          <table:table-cell table:style-name="ce17" office:value-type="string">
            <text:p>5h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jw. zle zapisuje się formularz exrej jak jest edycja – nie sprawdza warunków – eekt tak jakby był podwójny submit &lt;form onsubmit=”return false” nie działa – form przechodzi</text:p>
          </table:table-cell>
          <table:table-cell office:value-type="string">
            <text:p>. Porblem : podczas edycji badania pet ustawiane jest w form onsubmit=null – dlatego nie ma żadnego sprwdzania pól, i formularz wysyłany jest zawsze nawet jakm pola waga, wzrost, dawka glukozy są puste</text:p>
          </table:table-cell>
        </table:table-row>
        <table:table-row table:style-name="ro1">
          <table:table-cell table:style-name="ce5" office:value-type="date" office:date-value="2011-07-27">
            <text:p>27.07.2011</text:p>
          </table:table-cell>
          <table:table-cell/>
          <table:table-cell table:style-name="ce17" office:value-type="time" office:time-value="PT13H50M00S">
            <text:p>13:50:00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testowanie powyższego – dla badań Pety i nie pet</text:p>
          </table:table-cell>
          <table:table-cell/>
        </table:table-row>
        <table:table-row table:style-name="ro1">
          <table:table-cell table:style-name="ce5" office:value-type="date" office:date-value="2011-07-28">
            <text:p>28.07.2011</text:p>
          </table:table-cell>
          <table:table-cell/>
          <table:table-cell office:value-type="string">
            <text:p>1h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testowanie powyższego – dla badań Pety i nie pe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 office:value-type="string">
            <text:p><text:s/>- - - - - - - - - -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date" office:date-value="2011-08-01">
            <text:p>1.08.201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ce5" office:value-type="date" office:date-value="2001-08-02">
            <text:p>2.08.200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zapoznanie się z nowym pddziałem – Integracje. Zapoznaien z comrail + integracja bazodanową</text:p>
          </table:table-cell>
          <table:table-cell/>
        </table:table-row>
        <table:table-row table:style-name="ro1">
          <table:table-cell table:style-name="ce5" office:value-type="date" office:date-value="2011-08-03">
            <text:p>3.08.2011</text:p>
          </table:table-cell>
          <table:table-cell office:value-type="float" office:value="1">
            <text:p>1</text:p>
          </table:table-cell>
          <table:table-cell table:style-name="ce17" office:value-type="string">
            <text:p>9:00 – 11:00</text:p>
          </table:table-cell>
          <table:table-cell table:number-columns-repeated="3"/>
          <table:table-cell office:value-type="string">
            <text:p>Zapoznanie się z comrail</text:p>
          </table:table-cell>
          <table:table-cell/>
        </table:table-row>
        <table:table-row table:style-name="ro1">
          <table:table-cell table:style-name="ce5" office:value-type="date" office:date-value="2011-08-03">
            <text:p>3.08.2011</text:p>
          </table:table-cell>
          <table:table-cell office:value-type="float" office:value="1">
            <text:p>1</text:p>
          </table:table-cell>
          <table:table-cell table:style-name="ce17" office:value-type="time" office:time-value="PT11H30M00S">
            <text:p>11:30:00</text:p>
          </table:table-cell>
          <table:table-cell table:number-columns-repeated="3"/>
          <table:table-cell office:value-type="string">
            <text:p>Zdefioniowanie pól w bazie comrail dla otrzymanego dokuemntu uszgodnień = konfiguracja testowej bazy</text:p>
          </table:table-cell>
          <table:table-cell/>
        </table:table-row>
        <table:table-row table:style-name="ro1">
          <table:table-cell table:style-name="ce5" office:value-type="date" office:date-value="2011-08-04">
            <text:p>4.08.20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potkania ia szkoleniaw comRail – szkolenie Marcin Lorenz</text:p>
          </table:table-cell>
          <table:table-cell table:number-columns-repeated="3"/>
        </table:table-row>
        <table:table-row table:style-name="ro1">
          <table:table-cell table:style-name="ce5" office:value-type="date" office:date-value="2011-08-05">
            <text:p>5.08.2011</text:p>
          </table:table-cell>
          <table:table-cell office:value-type="float" office:value="1">
            <text:p>1</text:p>
          </table:table-cell>
          <table:table-cell table:style-name="ce17" office:value-type="time" office:time-value="PT08H30M00S">
            <text:p>08:30:00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Poprdpięcie eventów do nowych filedsów comraila – konfiguracja comrail-a pod GE</text:p>
          </table:table-cell>
          <table:table-cell/>
        </table:table-row>
        <table:table-row table:style-name="ro1">
          <table:table-cell table:style-name="ce5" office:value-type="date" office:date-value="2011-08-08">
            <text:p>8.08.201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konfiguracja comrail</text:p>
          </table:table-cell>
          <table:table-cell/>
        </table:table-row>
        <table:table-row table:style-name="ro1">
          <table:table-cell table:style-name="ce5" office:value-type="date" office:date-value="2011-08-08">
            <text:p>8.08.2011</text:p>
          </table:table-cell>
          <table:table-cell office:value-type="float" office:value="1">
            <text:p>1</text:p>
          </table:table-cell>
          <table:table-cell table:style-name="ce17" office:value-type="time" office:time-value="PT11H00M00S">
            <text:p>11:00:00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na piotrkowie wysłanie ramek z parametrami uzyakanymi od klinta – daty + pracownie</text:p>
          </table:table-cell>
          <table:table-cell/>
        </table:table-row>
        <table:table-row table:style-name="ro1">
          <table:table-cell table:style-name="ce5" office:value-type="date" office:date-value="2011-08-09">
            <text:p>9.08.2011</text:p>
          </table:table-cell>
          <table:table-cell office:value-type="float" office:value="1">
            <text:p>1</text:p>
          </table:table-cell>
          <table:table-cell table:style-name="ce17" office:value-type="time" office:time-value="PT12H22M00S">
            <text:p>12:22:00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badanie PET – uwzględnienie wszystkich zmian z ExRej na terminarz – chodzi o to, ze badanie dla modality33 może mieć wybrany nfz</text:p>
          </table:table-cell>
          <table:table-cell/>
        </table:table-row>
        <table:table-row table:style-name="ro1">
          <table:table-cell table:style-name="ce5" office:value-type="date" office:date-value="2011-08-10">
            <text:p>10.08.2011</text:p>
          </table:table-cell>
          <table:table-cell office:value-type="float" office:value="1">
            <text:p>1</text:p>
          </table:table-cell>
          <table:table-cell table:style-name="ce17" office:value-type="time" office:time-value="PT08H30M00S">
            <text:p>08:30:00</text:p>
          </table:table-cell>
          <table:table-cell table:number-columns-repeated="2"/>
          <table:table-cell office:value-type="string">
            <text:p>ris</text:p>
          </table:table-cell>
          <table:table-cell office:value-type="string">
            <text:p>sprawdzenie na krakow-pet dzialania patcha na blokade alertow waga, wzrost powiazania badania pet z platnym</text:p>
          </table:table-cell>
          <table:table-cell/>
        </table:table-row>
        <table:table-row table:style-name="ro1">
          <table:table-cell table:style-name="ce5" office:value-type="date" office:date-value="2011-08-10">
            <text:p>10.08.2011</text:p>
          </table:table-cell>
          <table:table-cell office:value-type="float" office:value="1">
            <text:p>1</text:p>
          </table:table-cell>
          <table:table-cell table:style-name="ce17" office:value-type="time" office:time-value="PT11H00M00S">
            <text:p>11:00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opisanie tabel bazy danych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URLOP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URLOP</text:p>
          </table:table-cell>
          <table:table-cell table:number-columns-repeated="5"/>
        </table:table-row>
        <table:table-row table:style-name="ro1">
          <table:table-cell table:style-name="ce1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ŚWIETO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7" office:value-type="time" office:time-value="PT09H00M00S">
            <text:p>09:00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opisywanie bazy danych Comrail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7" office:value-type="time" office:time-value="PT13H00M00S">
            <text:p>13:00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przygotowanie schematu bazy danych w Yog-u (graficzna reprezentacja powiązań)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7" office:value-type="time" office:time-value="PT08H00M00S">
            <text:p>08:00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testowanie komunikacji comrail-a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17" office:value-type="time" office:time-value="PT08H00M00S">
            <text:p>08:00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rysowanie schematu bazy danych Comrail, wg opisu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ntegracja</text:p>
          </table:table-cell>
          <table:table-cell office:value-type="string">
            <text:p>unifkacja comrailów, próba integracji wzystkich i konfiguracja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7" office:value-type="time" office:time-value="PT08H00M00S">
            <text:p>08:00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unifkacja comrailów, próba integracji wzystkich i konfiguracja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9:00 – 11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testowanie sererw SOAP + test zdalengo wywwoływania procedór RPC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7" office:value-type="time" office:time-value="PT08H20M00S">
            <text:p>08:20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Sprawdzenie w Lublinie spsk1 przyczynę błędu niedodania badania do Ris z His – próba wysłania dwa razy badania zakopńćzyła się fiaskiem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7" office:value-type="time" office:time-value="PT10H00M00S">
            <text:p>10:00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Ustalenie z Łukaszem Sterna problemu komunikacji z RIS do GE HL7 (ouste ACK od GE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7" office:value-type="time" office:time-value="PT14H00M00S">
            <text:p>14:00:00</text:p>
          </table:table-cell>
          <table:table-cell table:number-columns-repeated="2"/>
          <table:table-cell office:value-type="string">
            <text:p>integracja</text:p>
          </table:table-cell>
          <table:table-cell office:value-type="string">
            <text:p>zmiana transceivera (zmiana zapytania) na radom wss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7" office:value-type="time" office:time-value="PT08H00M00S">
            <text:p>08:00:00</text:p>
          </table:table-cell>
          <table:table-cell/>
          <table:table-cell office:value-type="string">
            <text:p>kartków -pet</text:p>
          </table:table-cell>
          <table:table-cell office:value-type="string">
            <text:p>integracja</text:p>
          </table:table-cell>
          <table:table-cell office:value-type="string">
            <text:p>sprawdzenie wysyłanych ramek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7" office:value-type="time" office:time-value="PT10H00M00S">
            <text:p>10:00:00</text:p>
          </table:table-cell>
          <table:table-cell/>
          <table:table-cell office:value-type="string">
            <text:p>lublin spsk1</text:p>
          </table:table-cell>
          <table:table-cell office:value-type="string">
            <text:p>integracja</text:p>
          </table:table-cell>
          <table:table-cell office:value-type="string">
            <text:p>sprawdznie dlaczego nie dodała się ramka 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7" office:value-type="time" office:time-value="PT13H30M00S">
            <text:p>13:30:00</text:p>
          </table:table-cell>
          <table:table-cell/>
          <table:table-cell office:value-type="string">
            <text:p>kartków -pet</text:p>
          </table:table-cell>
          <table:table-cell office:value-type="string">
            <text:p>integracja</text:p>
          </table:table-cell>
          <table:table-cell office:value-type="string">
            <text:p>przygotowanie i wykonianie testów do itegracji z GE. Przygotowanie dokumentu z przebiegu testów, następnie przekazanie do człowoeka z G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7" office:value-type="time" office:time-value="PT12H00M00S">
            <text:p>12:00:00</text:p>
          </table:table-cell>
          <table:table-cell/>
          <table:table-cell office:value-type="string">
            <text:p>Zdunów – uruchomienie comraila, na podstawie markiewki2</text:p>
          </table:table-cell>
          <table:table-cell office:value-type="string">
            <text:p>integracja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7" office:value-type="time" office:time-value="PT08H00M00S">
            <text:p>08:00:00</text:p>
          </table:table-cell>
          <table:table-cell/>
          <table:table-cell office:value-type="string">
            <text:p>szkolenie na temat stawiania comraila (KRAK)</text:p>
          </table:table-cell>
          <table:table-cell office:value-type="string">
            <text:p>integracja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7" office:value-type="time" office:time-value="PT08H00M00S">
            <text:p>08:00:00</text:p>
          </table:table-cell>
          <table:table-cell/>
          <table:table-cell office:value-type="string">
            <text:p>spsk1 lublin – ustalenie zgłosznia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7" office:value-type="time" office:time-value="PT09H00M00S">
            <text:p>09:00:00</text:p>
          </table:table-cell>
          <table:table-cell/>
          <table:table-cell office:value-type="string">
            <text:p>Nowy tomyśl i <text:s/>oława – zmianaia formatu segmentu OBX – umieszczenie w ramce dodatkowo lekazra wyonującego, zmiana sekcji gdzie jest lekarz zlecający, wprowadzenie lekara opisującego i technika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7" office:value-type="time" office:time-value="PT09H00M00S">
            <text:p>09:00:00</text:p>
          </table:table-cell>
          <table:table-cell/>
          <table:table-cell office:value-type="string">
            <text:p>Nowy tomyśl i <text:s/>oława – zmianaia formatu segmentu OBX – umieszczenie w ramce dodatkowo lekazra wyonującego, zmiana sekcji gdzie jest lekarz zlecający, wprowadzenie lekara opisującego i technika</text:p>
          </table:table-cell>
          <table:table-cell office:value-type="string">
            <text:p>integracja</text:p>
          </table:table-cell>
          <table:table-cell office:value-type="string">
            <text:p>wprowaadzenie na serwery zmian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table:style-name="ce17" office:value-type="time" office:time-value="PT08H00M00S">
            <text:p>08:00:00</text:p>
          </table:table-cell>
          <table:table-cell/>
          <table:table-cell office:value-type="string">
            <text:p>Nowy tomyśl i <text:s/>oława – zmianaia formatu segmentu OBX – umieszczenie w ramce dodatkowo lekazra wyonującego, zmiana sekcji gdzie jest lekarz zlecający, wprowadzenie lekara opisującego i technika</text:p>
          </table:table-cell>
          <table:table-cell/>
          <table:table-cell office:value-type="string">
            <text:p>Sprawdzenie logów, nowe zapytania działają – podpięcie do segmentów nopwych danych (nowa struktura segmentu)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h</text:p>
          </table:table-cell>
          <table:table-cell table:style-name="ce17"/>
          <table:table-cell/>
          <table:table-cell office:value-type="string">
            <text:p>Kraków GE – usyskanie identyfikatora Study_Instance_UID – połączenienie examu z pacsem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Oława i nowy tomysl, wrzucenie nowego segemntu obx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/>
          <table:table-cell table:style-name="ce17" office:value-type="time" office:time-value="PT08H00M00S">
            <text:p>08:00:00</text:p>
          </table:table-cell>
          <table:table-cell/>
          <table:table-cell office:value-type="string">
            <text:p>Oława, sprawdzenie czemu do ramek nie wpadają nowe dane + p[prawa problemnu + instalacja na Nowym Tomytslu</text:p>
          </table:table-cell>
          <table:table-cell office:value-type="string">
            <text:p>intergracj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 office:value-type="string">
            <text:p>------------------------</text:p>
          </table:table-cell>
          <table:table-cell table:number-columns-repeated="3"/>
        </table:table-row>
        <table:table-row table:style-name="ro1">
          <table:table-cell office:value-type="string">
            <text:p>wrzesień</text:p>
          </table:table-cell>
          <table:table-cell table:number-columns-repeated="7"/>
        </table:table-row>
        <table:table-row table:style-name="ro1">
          <table:table-cell table:number-columns-repeated="5" office:value-type="string">
            <text:p>------------------------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17" office:value-type="time" office:time-value="PT08H00M00S">
            <text:p>08:00:00</text:p>
          </table:table-cell>
          <table:table-cell office:value-type="float" office:value="1">
            <text:p>1</text:p>
          </table:table-cell>
          <table:table-cell office:value-type="string">
            <text:p>Nowy tomysl, kontrola logów, po zmianie segmentu OBX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9:00 – 11:00</text:p>
          </table:table-cell>
          <table:table-cell office:value-type="float" office:value="3">
            <text:p>3</text:p>
          </table:table-cell>
          <table:table-cell office:value-type="string">
            <text:p>Sprawzenie logów na krakót pet – chodzi o dodanie do gemnttu ZDS study_instance_uid, segment jest, ale nie wypełnia się danymi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0min</text:p>
          </table:table-cell>
          <table:table-cell office:value-type="float" office:value="3">
            <text:p>3</text:p>
          </table:table-cell>
          <table:table-cell office:value-type="string">
            <text:p>Sprawdzenie czy są zaimplementowane punkty w SPSK1 Lublin – w amialu zestaw punktów do sprawdzeni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7" office:value-type="time" office:time-value="PT07H00M00S">
            <text:p>07:00:00</text:p>
          </table:table-cell>
          <table:table-cell table:style-name="ce20" office:value-type="float" office:value="2.5">
            <text:p>2,5</text:p>
          </table:table-cell>
          <table:table-cell office:value-type="string">
            <text:p>Analiza i poprawa ramki (ustalenie patient ID i Accession number) ,w celu połączenie badać z DICOMem – mail od Czuryło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7" office:value-type="time" office:time-value="PT10H00M00S">
            <text:p>10:00:00</text:p>
          </table:table-cell>
          <table:table-cell office:value-type="float" office:value="4">
            <text:p>4</text:p>
          </table:table-cell>
          <table:table-cell office:value-type="string">
            <text:p>SPSK1 Lublin – sprawdzenie jakie rzeczy zostały zaimplkementowane z listy uwag, które przyszły w starszym mailu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W</text:p>
          </table:table-cell>
          <table:table-cell office:value-type="string">
            <text:p>URLOP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Krakow-pet, otrzymanie maila, żę badanie nie matchują się po stronie GE, sprawdzenie przyczyny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utworzeneie schematów graficznych dzioałania comrail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office:value-type="string">
            <text:p>zapoznie z protokołem uzgonienń integracji z Caroliną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string">
            <text:p>Krakow-pet ge – info od czurylo, ze ramka ok, ale id badania pacsiowego bledne, poprawa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arolina – przygotowanie bazy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Piotrków – sprawdzenie i poprawiienie problemy z kopiowaniem się podwójnie pierwszego badania z zeestawu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office:value-type="string">
            <text:p>Porawienie na piotrkowie wysyłanych podówjnych badań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string">
            <text:p>CMC -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zugotowanio instalacji CMS – test na 26 bo serwer wywiziony na produkcj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Krakow-pet – GE poprawki w formacie ramki z opisem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CMC – uruchominie + kontrola comraila na serwerze u klinata(zmiana IP z lokalnego 192.168, na produkcyjny 10..._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table:style-name="ce1" office:value-type="string">
            <text:p>CMC – uruchominie + kontrola comraila na serwerze u klinata(zmiana IP z lokalnego 192.168, na produkcyjny 10..._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Cms – podpiecvie evenetów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MC 0 podipeice i test eventopw. Napisanie includowanej klasy do merge pacjentów + tes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MC – testowabie komunikacji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 office:value-type="string">
            <text:p>------------------------</text:p>
          </table:table-cell>
          <table:table-cell table:number-columns-repeated="5"/>
        </table:table-row>
        <table:table-row table:style-name="ro1">
          <table:table-cell office:value-type="string">
            <text:p>pażdzernik</text:p>
          </table:table-cell>
          <table:table-cell table:number-columns-repeated="7"/>
        </table:table-row>
        <table:table-row table:style-name="ro1">
          <table:table-cell table:number-columns-repeated="3" office:value-type="string">
            <text:p>------------------------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W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W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W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W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W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17" office:value-type="time" office:time-value="PT08H30M00S">
            <text:p>08:30:00</text:p>
          </table:table-cell>
          <table:table-cell/>
          <table:table-cell office:value-type="string">
            <text:p>Wss Wrocław, sprawdzenie działania transceivera (transceiver ma mieć zaimplementowany algorytm wyliczania płatnika) sprawdzenie, czy algrotym w sktrycie działa tak jak w opis w założeniach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17" office:value-type="time" office:time-value="PT07H20M00S">
            <text:p>07:20:00</text:p>
          </table:table-cell>
          <table:table-cell/>
          <table:table-cell office:value-type="string">
            <text:p>wss wrocła sprawdzenie czy nie ma błędów (logi) po wczorajszych poprakach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17" office:value-type="time" office:time-value="PT08H20M00S">
            <text:p>08:20:00</text:p>
          </table:table-cell>
          <table:table-cell/>
          <table:table-cell office:value-type="string">
            <text:p>wss wrocała, otrzymanie od Dziewęckiego id-ka osoby nieubezpieczonej, i zmiana w kodzie transceivera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7" office:value-type="string">
            <text:p>2h</text:p>
          </table:table-cell>
          <table:table-cell/>
          <table:table-cell office:value-type="string">
            <text:p>Biłgoraj, sprawdzenie dlaczego ramki z HIS nie przechdza do Ris – (uwaga stare rozwiązanie, comrail napisany w Perlu)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7" office:value-type="string">
            <text:p>1h 15m</text:p>
          </table:table-cell>
          <table:table-cell/>
          <table:table-cell table:style-name="ce25" office:value-type="string">
            <text:p>Ciborz, sprawdzenie problemu z komuniakcją hl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17" office:value-type="time" office:time-value="PT09H00M00S">
            <text:p>09:00:00</text:p>
          </table:table-cell>
          <table:table-cell/>
          <table:table-cell office:value-type="string">
            <text:p>Zainstalowanie comraila (z worklistami i zapisywaniem do pacsa) zgodnie z instalacją w Zdunowie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17" office:value-type="time" office:time-value="PT13H00M00S">
            <text:p>13:00:00</text:p>
          </table:table-cell>
          <table:table-cell/>
          <table:table-cell office:value-type="string">
            <text:p>Instalacja Comraila na Kozienicach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h 30m</text:p>
          </table:table-cell>
          <table:table-cell table:style-name="ce17" office:value-type="string">
            <text:p>4h</text:p>
          </table:table-cell>
          <table:table-cell office:value-type="string">
            <text:p>-----------------02.11 - jira</text:p>
          </table:table-cell>
          <table:table-cell office:value-type="string">
            <text:p>Klon64 konfiguracja fieldsów comraiila, na podtswie przysłanej ramki przykładowej z działu jakości (ris2). Problem z includowaniem wsdla – poprawka auto_prepend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h</text:p>
          </table:table-cell>
          <table:table-cell table:style-name="ce17" office:value-type="time" office:time-value="PT13H00M00S">
            <text:p>13:00:00</text:p>
          </table:table-cell>
          <table:table-cell/>
          <table:table-cell office:value-type="string">
            <text:p>Kozienice, przygotoanie protokołu uzgodnień na poidstawie konfiguracji fieldsów comrila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6" office:value-type="float" office:value="17">
            <text:p>17</text:p>
          </table:table-cell>
          <table:table-cell office:value-type="string">
            <text:p>1,5h</text:p>
          </table:table-cell>
          <table:table-cell table:style-name="ce17" office:value-type="time" office:time-value="PT09H00M00S">
            <text:p>09:00:00</text:p>
          </table:table-cell>
          <table:table-cell office:value-type="string">
            <text:p>---jira</text:p>
          </table:table-cell>
          <table:table-cell office:value-type="string">
            <text:p>Zgłoszenie bolesławiec - </text:p>
          </table:table-cell>
          <table:table-cell table:number-columns-repeated="3"/>
        </table:table-row>
        <table:table-row table:style-name="ro1">
          <table:table-cell table:style-name="ce6" office:value-type="float" office:value="17">
            <text:p>17</text:p>
          </table:table-cell>
          <table:table-cell office:value-type="string">
            <text:p>3h</text:p>
          </table:table-cell>
          <table:table-cell table:style-name="ce17" office:value-type="time" office:time-value="PT10H00M00S">
            <text:p>10:00:00</text:p>
          </table:table-cell>
          <table:table-cell office:value-type="string">
            <text:p>---jira</text:p>
          </table:table-cell>
          <table:table-cell office:value-type="string">
            <text:p>Kozienice – uruchomienie skrypu instalacyjnego + uruchomienie comraila</text:p>
          </table:table-cell>
          <table:table-cell table:number-columns-repeated="3"/>
        </table:table-row>
        <table:table-row table:style-name="ro1">
          <table:table-cell table:style-name="ce6" office:value-type="float" office:value="17">
            <text:p>17</text:p>
          </table:table-cell>
          <table:table-cell office:value-type="string">
            <text:p>3h</text:p>
          </table:table-cell>
          <table:table-cell table:style-name="ce17" office:value-type="time" office:time-value="PT13H30M00S">
            <text:p>13:30:00</text:p>
          </table:table-cell>
          <table:table-cell office:value-type="string">
            <text:p>---jira</text:p>
          </table:table-cell>
          <table:table-cell office:value-type="string">
            <text:p>Kozienice <text:s/>- przygotowanie transceivera i eventów</text:p>
          </table:table-cell>
          <table:table-cell table:number-columns-repeated="3"/>
        </table:table-row>
        <table:table-row table:style-name="ro1">
          <table:table-cell table:style-name="ce7" office:value-type="float" office:value="18">
            <text:p>18</text:p>
          </table:table-cell>
          <table:table-cell office:value-type="string">
            <text:p>2h</text:p>
          </table:table-cell>
          <table:table-cell table:style-name="ce17" office:value-type="time" office:time-value="PT07H00M00S">
            <text:p>07:00:00</text:p>
          </table:table-cell>
          <table:table-cell office:value-type="string">
            <text:p>---jira</text:p>
          </table:table-cell>
          <table:table-cell office:value-type="string">
            <text:p>Kozienice – na podstwaie międzychodu zprzygotowanie transceivera</text:p>
          </table:table-cell>
          <table:table-cell table:number-columns-repeated="3"/>
        </table:table-row>
        <table:table-row table:style-name="ro1">
          <table:table-cell table:style-name="ce7" office:value-type="float" office:value="18">
            <text:p>18</text:p>
          </table:table-cell>
          <table:table-cell office:value-type="string">
            <text:p>2h</text:p>
          </table:table-cell>
          <table:table-cell table:style-name="ce17" office:value-type="time" office:time-value="PT07H30M00S">
            <text:p>07:30:00</text:p>
          </table:table-cell>
          <table:table-cell office:value-type="string">
            <text:p>---jira</text:p>
          </table:table-cell>
          <table:table-cell office:value-type="string">
            <text:p>test transceibera na klonie</text:p>
          </table:table-cell>
          <table:table-cell table:number-columns-repeated="3"/>
        </table:table-row>
        <table:table-row table:style-name="ro1">
          <table:table-cell table:style-name="ce7" office:value-type="float" office:value="18">
            <text:p>18</text:p>
          </table:table-cell>
          <table:table-cell office:value-type="string">
            <text:p>2h</text:p>
          </table:table-cell>
          <table:table-cell table:style-name="ce17" office:value-type="time" office:time-value="PT11H00M00S">
            <text:p>11:00:00</text:p>
          </table:table-cell>
          <table:table-cell office:value-type="string">
            <text:p>---jira</text:p>
          </table:table-cell>
          <table:table-cell office:value-type="string">
            <text:p>konfiguracja i test eventuORU</text:p>
          </table:table-cell>
          <table:table-cell table:number-columns-repeated="3"/>
        </table:table-row>
        <table:table-row table:style-name="ro1">
          <table:table-cell table:style-name="ce7" office:value-type="float" office:value="18">
            <text:p>18</text:p>
          </table:table-cell>
          <table:table-cell office:value-type="string">
            <text:p>1,5h</text:p>
          </table:table-cell>
          <table:table-cell table:style-name="ce17" office:value-type="time" office:time-value="PT13H00M00S">
            <text:p>13:00:00</text:p>
          </table:table-cell>
          <table:table-cell office:value-type="string">
            <text:p>---jira</text:p>
          </table:table-cell>
          <table:table-cell office:value-type="string">
            <text:p>Cibórz – poprwka generowania linku w opisie (błąd konfiguracjiw <text:s/>tabeli ris.conf)</text:p>
          </table:table-cell>
          <table:table-cell table:number-columns-repeated="3"/>
        </table:table-row>
        <table:table-row table:style-name="ro1">
          <table:table-cell table:style-name="ce8" office:value-type="float" office:value="19">
            <text:p>19</text:p>
          </table:table-cell>
          <table:table-cell office:value-type="string">
            <text:p>0,5h</text:p>
          </table:table-cell>
          <table:table-cell table:style-name="ce17" office:value-type="time" office:time-value="PT08H00M00S">
            <text:p>08:00:00</text:p>
          </table:table-cell>
          <table:table-cell office:value-type="string">
            <text:p>---jira</text:p>
          </table:table-cell>
          <table:table-cell office:value-type="string">
            <text:p>Skopiowanie plików (eventy, transceivery) z Mrągowa i Kozienic</text:p>
          </table:table-cell>
          <table:table-cell table:number-columns-repeated="3"/>
        </table:table-row>
        <table:table-row table:style-name="ro1">
          <table:table-cell table:style-name="ce8" office:value-type="float" office:value="19">
            <text:p>19</text:p>
          </table:table-cell>
          <table:table-cell office:value-type="string">
            <text:p>2h</text:p>
          </table:table-cell>
          <table:table-cell office:value-type="string">
            <text:p>9:00 – 11:00</text:p>
          </table:table-cell>
          <table:table-cell office:value-type="string">
            <text:p><text:s/>--jira</text:p>
          </table:table-cell>
          <table:table-cell office:value-type="string">
            <text:p>Przygotowanie poprawki do klasy mergującej pacjentów (po hl7) – przekazanie tomkowi CH</text:p>
          </table:table-cell>
          <table:table-cell table:number-columns-repeated="3"/>
        </table:table-row>
        <table:table-row table:style-name="ro1">
          <table:table-cell table:style-name="ce8" office:value-type="float" office:value="19">
            <text:p>19</text:p>
          </table:table-cell>
          <table:table-cell office:value-type="string">
            <text:p>5h</text:p>
          </table:table-cell>
          <table:table-cell table:style-name="ce17" office:value-type="time" office:time-value="PT10H00M00S">
            <text:p>10:00:00</text:p>
          </table:table-cell>
          <table:table-cell office:value-type="string">
            <text:p>---jira</text:p>
          </table:table-cell>
          <table:table-cell office:value-type="string">
            <text:p>Przygotowanie testów (transceiver i event dodania opisu) na serwerze w Kozienicach</text:p>
          </table:table-cell>
          <table:table-cell table:number-columns-repeated="3"/>
        </table:table-row>
        <table:table-row table:style-name="ro1">
          <table:table-cell table:style-name="ce9" office:value-type="float" office:value="20">
            <text:p>20</text:p>
          </table:table-cell>
          <table:table-cell office:value-type="string">
            <text:p>3,5h</text:p>
          </table:table-cell>
          <table:table-cell table:style-name="ce17" office:value-type="time" office:time-value="PT07H30M00S">
            <text:p>07:30:00</text:p>
          </table:table-cell>
          <table:table-cell office:value-type="string">
            <text:p>---jira</text:p>
          </table:table-cell>
          <table:table-cell office:value-type="string">
            <text:p>Wdrożenie na serwere produkcyjnym poprawki związanej z mergem pacjentów – kod poprawiony przez Tomka Chudyka [Bochnia] </text:p>
          </table:table-cell>
          <table:table-cell table:number-columns-repeated="3"/>
        </table:table-row>
        <table:table-row table:style-name="ro1">
          <table:table-cell table:style-name="ce9" office:value-type="float" office:value="20">
            <text:p>20</text:p>
          </table:table-cell>
          <table:table-cell office:value-type="string">
            <text:p>1h 30m</text:p>
          </table:table-cell>
          <table:table-cell table:style-name="ce17" office:value-type="time" office:time-value="PT11H00M00S">
            <text:p>11:00:00</text:p>
          </table:table-cell>
          <table:table-cell office:value-type="string">
            <text:p>---jira</text:p>
          </table:table-cell>
          <table:table-cell office:value-type="string">
            <text:p>Przygotowanie środowiska testowego dla komunikacji po hl7 na podtsawie konf na klonie64, serwer testowy 17.44</text:p>
          </table:table-cell>
          <table:table-cell table:number-columns-repeated="3"/>
        </table:table-row>
        <table:table-row table:style-name="ro1">
          <table:table-cell table:style-name="ce9" office:value-type="float" office:value="20">
            <text:p>20</text:p>
          </table:table-cell>
          <table:table-cell office:value-type="string">
            <text:p>2h 30m</text:p>
          </table:table-cell>
          <table:table-cell table:style-name="ce17" office:value-type="time" office:time-value="PT12H00M00S">
            <text:p>12:00:00</text:p>
          </table:table-cell>
          <table:table-cell office:value-type="string">
            <text:p>---jira</text:p>
          </table:table-cell>
          <table:table-cell office:value-type="string">
            <text:p>Cibórz – kolejne zgłosznie problemów z komunikacją – sprawdzenie. Problem powodowała linia zczytująca rekordy z tabeli adresy dla pacjenta. W momencie gdy nie było rekordów wyjebywało się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h</text:p>
          </table:table-cell>
          <table:table-cell table:style-name="ce17" office:value-type="time" office:time-value="PT08H30M00S">
            <text:p>08:30:00</text:p>
          </table:table-cell>
          <table:table-cell office:value-type="string">
            <text:p>---jira</text:p>
          </table:table-cell>
          <table:table-cell office:value-type="string">
            <text:p>Przygoitowanie testu na serwerze klon2 (17.44)m dotyczącego merge-a pacjentów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30m</text:p>
          </table:table-cell>
          <table:table-cell table:style-name="ce17" office:value-type="time" office:time-value="PT10H00M00S">
            <text:p>10:00:00</text:p>
          </table:table-cell>
          <table:table-cell office:value-type="string">
            <text:p>---jira</text:p>
          </table:table-cell>
          <table:table-cell office:value-type="string">
            <text:p>Kraków Wojsko – sprawdzenie problemu z przesłaniem ramki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3h</text:p>
          </table:table-cell>
          <table:table-cell table:style-name="ce17" office:value-type="time" office:time-value="PT12H00M00S">
            <text:p>12:00:00</text:p>
          </table:table-cell>
          <table:table-cell office:value-type="string">
            <text:p>---jira</text:p>
          </table:table-cell>
          <table:table-cell office:value-type="string">
            <text:p>Analiza implementacji comrail-a dla Koszalina. Integracja dwóch systemów z Kozienic i Mragowa, alaliza oabłsugi ramek dla 2 róznych systemów HIS oraz PACS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h</text:p>
          </table:table-cell>
          <table:table-cell table:style-name="ce17" office:value-type="time" office:time-value="PT13H00M00S">
            <text:p>13:00:00</text:p>
          </table:table-cell>
          <table:table-cell office:value-type="string">
            <text:p>---jira</text:p>
          </table:table-cell>
          <table:table-cell office:value-type="string">
            <text:p>Poprawka konfiguracji comrail-a na klonie2 – KLA chce aby były zapisywane: kod aparatu i nazwa badania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" office:value-type="float" office:value="24">
            <text:p>24</text:p>
          </table:table-cell>
          <table:table-cell office:value-type="string">
            <text:p>30m</text:p>
          </table:table-cell>
          <table:table-cell table:style-name="ce17" office:value-type="time" office:time-value="PT07H00M00S">
            <text:p>07:00:00</text:p>
          </table:table-cell>
          <table:table-cell office:value-type="string">
            <text:p>---jira</text:p>
          </table:table-cell>
          <table:table-cell office:value-type="string">
            <text:p>Kontrola logów i bazy – wprowadzona zmiana merge-a pacjentów <text:s/>- wynik OK</text:p>
          </table:table-cell>
          <table:table-cell table:number-columns-repeated="3"/>
        </table:table-row>
        <table:table-row table:style-name="ro1">
          <table:table-cell table:style-name="ce6" office:value-type="float" office:value="24">
            <text:p>24</text:p>
          </table:table-cell>
          <table:table-cell office:value-type="string">
            <text:p>1h30m</text:p>
          </table:table-cell>
          <table:table-cell table:style-name="ce17" office:value-type="time" office:time-value="PT08H00M00S">
            <text:p>08:00:00</text:p>
          </table:table-cell>
          <table:table-cell office:value-type="string">
            <text:p>---jira</text:p>
          </table:table-cell>
          <table:table-cell office:value-type="string">
            <text:p>Kontrola logów i bazy – wprowadzona zmianapoprwka trnansceivera – wynik FAIL (dalej sieje po logu php) kontrola i poprawa. Zapoznanie z klasa DB2 i metoda getAll (zawze zwraca tablice, pprawka transceivera)</text:p>
          </table:table-cell>
          <table:table-cell table:number-columns-repeated="3"/>
        </table:table-row>
        <table:table-row table:style-name="ro1">
          <table:table-cell table:style-name="ce6" office:value-type="float" office:value="24">
            <text:p>24</text:p>
          </table:table-cell>
          <table:table-cell office:value-type="string">
            <text:p>2h</text:p>
          </table:table-cell>
          <table:table-cell table:style-name="ce17" office:value-type="time" office:time-value="PT09H20M00S">
            <text:p>09:20:00</text:p>
          </table:table-cell>
          <table:table-cell office:value-type="string">
            <text:p>-----------------02.11 - jira</text:p>
          </table:table-cell>
          <table:table-cell office:value-type="string">
            <text:p>Magodent – zgłoszenie klienta, że przyt statusie 50:wykon przesyłany jest opis badania, a nie powienien być wysyłany. Analiza i poprawa. Uwaga stare rozwiązanie perlowe</text:p>
          </table:table-cell>
          <table:table-cell table:number-columns-repeated="3"/>
        </table:table-row>
        <table:table-row table:style-name="ro1">
          <table:table-cell table:style-name="ce6" office:value-type="float" office:value="24">
            <text:p>24</text:p>
          </table:table-cell>
          <table:table-cell office:value-type="string">
            <text:p>3h</text:p>
          </table:table-cell>
          <table:table-cell/>
          <table:table-cell office:value-type="string">
            <text:p>---jira</text:p>
          </table:table-cell>
          <table:table-cell office:value-type="string">
            <text:p>Analiza projektu łączącego 2 rodzaje HIS-ów</text:p>
          </table:table-cell>
          <table:table-cell table:number-columns-repeated="3"/>
        </table:table-row>
        <table:table-row table:style-name="ro1">
          <table:table-cell table:style-name="ce10" office:value-type="float" office:value="25">
            <text:p>25</text:p>
          </table:table-cell>
          <table:table-cell office:value-type="string">
            <text:p>30m</text:p>
          </table:table-cell>
          <table:table-cell/>
          <table:table-cell office:value-type="string">
            <text:p>-----------------02.11 - jira</text:p>
          </table:table-cell>
          <table:table-cell office:value-type="string">
            <text:p>Kontrola logów po wczorajszych poprawkach – Cibórz oaz Magodent – OK</text:p>
          </table:table-cell>
          <table:table-cell table:number-columns-repeated="3"/>
        </table:table-row>
        <table:table-row table:style-name="ro1">
          <table:table-cell table:style-name="ce10" office:value-type="float" office:value="25">
            <text:p>25</text:p>
          </table:table-cell>
          <table:table-cell office:value-type="string">
            <text:p>4h</text:p>
          </table:table-cell>
          <table:table-cell/>
          <table:table-cell office:value-type="string">
            <text:p>-----------------02.11 - jira</text:p>
          </table:table-cell>
          <table:table-cell office:value-type="string">
            <text:p>Analiza projektu łączącego 2 rodzaje HIS-ów. Konfiguracja i testowanie na serwerze testowym</text:p>
          </table:table-cell>
          <table:table-cell table:number-columns-repeated="3"/>
        </table:table-row>
        <table:table-row table:style-name="ro1">
          <table:table-cell table:style-name="ce10" office:value-type="float" office:value="25">
            <text:p>25</text:p>
          </table:table-cell>
          <table:table-cell office:value-type="string">
            <text:p>30m</text:p>
          </table:table-cell>
          <table:table-cell/>
          <table:table-cell office:value-type="string">
            <text:p>-----------------02.11 - jira</text:p>
          </table:table-cell>
          <table:table-cell office:value-type="string">
            <text:p>Ustalenie planu działania ze zgłoszeniem błedów na WIM-ie</text:p>
          </table:table-cell>
          <table:table-cell table:number-columns-repeated="3"/>
        </table:table-row>
        <table:table-row table:style-name="ro1">
          <table:table-cell table:style-name="ce10" office:value-type="float" office:value="25">
            <text:p>25</text:p>
          </table:table-cell>
          <table:table-cell office:value-type="string">
            <text:p>30m</text:p>
          </table:table-cell>
          <table:table-cell/>
          <table:table-cell office:value-type="string">
            <text:p>-----------------02.11 - jira</text:p>
          </table:table-cell>
          <table:table-cell office:value-type="string">
            <text:p>Cibórz – zgłosznie od klienta, że ramki nie wychodza z RIS-a. Zaznaczono, że przy ręcznyej zmianie statusu z wyniki, a potem z powrotem wyniki skutkuje pprawnym wysłaniem ramki z opisem</text:p>
          </table:table-cell>
          <table:table-cell table:number-columns-repeated="3"/>
        </table:table-row>
        <table:table-row table:style-name="ro1">
          <table:table-cell table:style-name="ce10" office:value-type="float" office:value="25">
            <text:p>25</text:p>
          </table:table-cell>
          <table:table-cell office:value-type="string">
            <text:p>2h</text:p>
          </table:table-cell>
          <table:table-cell/>
          <table:table-cell office:value-type="string">
            <text:p>-----------------02.11 - jira</text:p>
          </table:table-cell>
          <table:table-cell office:value-type="string">
            <text:p>Kozienice- probelm z podjednostkami – testowanie komunikacji</text:p>
          </table:table-cell>
          <table:table-cell table:number-columns-repeated="3"/>
        </table:table-row>
        <table:table-row table:style-name="ro1">
          <table:table-cell table:style-name="ce11" office:value-type="float" office:value="26">
            <text:p>26</text:p>
          </table:table-cell>
          <table:table-cell office:value-type="string">
            <text:p>1h 30m</text:p>
          </table:table-cell>
          <table:table-cell table:style-name="ce17" office:value-type="time" office:time-value="PT07H00M00S">
            <text:p>07:00:00</text:p>
          </table:table-cell>
          <table:table-cell office:value-type="string">
            <text:p>-----------------02.11 - jira</text:p>
          </table:table-cell>
          <table:table-cell office:value-type="string">
            <text:p>Koszalin - Analiza projektu łączącego 2 rodzaje HIS-ów – zabawy na klonie 2</text:p>
          </table:table-cell>
          <table:table-cell table:number-columns-repeated="3"/>
        </table:table-row>
        <table:table-row table:style-name="ro1">
          <table:table-cell table:style-name="ce11" office:value-type="float" office:value="26">
            <text:p>26</text:p>
          </table:table-cell>
          <table:table-cell office:value-type="string">
            <text:p>5h</text:p>
          </table:table-cell>
          <table:table-cell table:style-name="ce17" office:value-type="time" office:time-value="PT08H30M00S">
            <text:p>08:30:00</text:p>
          </table:table-cell>
          <table:table-cell office:value-type="string">
            <text:p>-----------------02.11 - jira</text:p>
          </table:table-cell>
          <table:table-cell office:value-type="string">
            <text:p>Kozienice – przygotowanie do uruchomienia produkcyjnie comraila</text:p>
          </table:table-cell>
          <table:table-cell table:number-columns-repeated="3"/>
        </table:table-row>
        <table:table-row table:style-name="ro1">
          <table:table-cell table:style-name="ce11" office:value-type="float" office:value="26">
            <text:p>26</text:p>
          </table:table-cell>
          <table:table-cell office:value-type="string">
            <text:p>1h</text:p>
          </table:table-cell>
          <table:table-cell table:style-name="ce17" office:value-type="time" office:time-value="PT14H00M00S">
            <text:p>14:00:00</text:p>
          </table:table-cell>
          <table:table-cell office:value-type="string">
            <text:p>-----------------02.11 - jira</text:p>
          </table:table-cell>
          <table:table-cell office:value-type="string">
            <text:p>Łódż 64 – przeniesienie Comraila z klona64 na łodź</text:p>
          </table:table-cell>
          <table:table-cell table:number-columns-repeated="3"/>
        </table:table-row>
        <table:table-row table:style-name="ro1">
          <table:table-cell table:style-name="ce7" office:value-type="float" office:value="27">
            <text:p>27</text:p>
          </table:table-cell>
          <table:table-cell office:value-type="string">
            <text:p>4h 30m</text:p>
          </table:table-cell>
          <table:table-cell table:style-name="ce17" office:value-type="time" office:time-value="PT07H20M00S">
            <text:p>07:20:00</text:p>
          </table:table-cell>
          <table:table-cell office:value-type="string">
            <text:p>-----------------02.11 - jira</text:p>
          </table:table-cell>
          <table:table-cell office:value-type="string">
            <text:p>Łódż 64 – przeniesienie Comraila z klona64 na łodź</text:p>
          </table:table-cell>
          <table:table-cell table:number-columns-repeated="3"/>
        </table:table-row>
        <table:table-row table:style-name="ro1">
          <table:table-cell table:style-name="ce7" office:value-type="float" office:value="27">
            <text:p>27</text:p>
          </table:table-cell>
          <table:table-cell office:value-type="string">
            <text:p>3h</text:p>
          </table:table-cell>
          <table:table-cell table:style-name="ce17" office:value-type="time" office:time-value="PT09H00M00S">
            <text:p>09:00:00</text:p>
          </table:table-cell>
          <table:table-cell office:value-type="string">
            <text:p>-----------------02.11 - jira</text:p>
          </table:table-cell>
          <table:table-cell office:value-type="string">
            <text:p>Kozienice, poprawka konf segmentu PID</text:p>
          </table:table-cell>
          <table:table-cell table:number-columns-repeated="3"/>
        </table:table-row>
        <table:table-row table:style-name="ro1">
          <table:table-cell table:style-name="ce12" office:value-type="float" office:value="28">
            <text:p>28</text:p>
          </table:table-cell>
          <table:table-cell office:value-type="string">
            <text:p>8h</text:p>
          </table:table-cell>
          <table:table-cell table:style-name="ce17" office:value-type="time" office:time-value="PT07H30M00S">
            <text:p>07:30:00</text:p>
          </table:table-cell>
          <table:table-cell office:value-type="string">
            <text:p>-----------------02.11 - jira</text:p>
          </table:table-cell>
          <table:table-cell office:value-type="string">
            <text:p>Lkoszalin – przygotowanie transceivera do obłsugi komunikacji z różnymi jednostkami zewnętrznymi (układ z wykorzystaniem interfejsu)</text:p>
          </table:table-cell>
          <table:table-cell table:number-columns-repeated="3"/>
        </table:table-row>
        <table:table-row table:style-name="ro1">
          <table:table-cell table:style-name="ce7" office:value-type="float" office:value="29">
            <text:p>29</text:p>
          </table:table-cell>
          <table:table-cell office:value-type="string">
            <text:p>SOB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IEDZ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RLAUB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---------------------</text:p>
          </table:table-cell>
          <table:table-cell table:number-columns-repeated="5" office:value-type="string">
            <text:p>----------------</text:p>
          </table:table-cell>
          <table:table-cell table:number-columns-repeated="2"/>
        </table:table-row>
        <table:table-row table:style-name="ro1">
          <table:table-cell office:value-type="string">
            <text:p>LISTOPAD </text:p>
          </table:table-cell>
          <table:table-cell table:number-columns-repeated="7"/>
        </table:table-row>
        <table:table-row table:style-name="ro1">
          <table:table-cell office:value-type="string">
            <text:p>---------------------</text:p>
          </table:table-cell>
          <table:table-cell table:number-columns-repeated="5" office:value-type="string">
            <text:p>----------------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ŚWIĘTO</text:p>
          </table:table-cell>
          <table:table-cell table:number-columns-repeated="6"/>
        </table:table-row>
        <table:table-row table:style-name="ro1">
          <table:table-cell table:style-name="ce13" office:value-type="float" office:value="2">
            <text:p>2</text:p>
          </table:table-cell>
          <table:table-cell table:number-columns-repeated="2"/>
          <table:table-cell office:value-type="string">
            <text:p>--jira</text:p>
          </table:table-cell>
          <table:table-cell office:value-type="string">
            <text:p>wyepełnienie jiry</text:p>
          </table:table-cell>
          <table:table-cell table:number-columns-repeated="3"/>
        </table:table-row>
        <table:table-row table:style-name="ro1">
          <table:table-cell table:style-name="ce13" office:value-type="float" office:value="2">
            <text:p>2</text:p>
          </table:table-cell>
          <table:table-cell office:value-type="string">
            <text:p>2h</text:p>
          </table:table-cell>
          <table:table-cell/>
          <table:table-cell office:value-type="string">
            <text:p>--jira</text:p>
          </table:table-cell>
          <table:table-cell office:value-type="string">
            <text:p>Koszalin – kontrloan po wprowadzeniu klas tarnsceivera + napisanie eventu z wynikiami ORU</text:p>
          </table:table-cell>
          <table:table-cell table:number-columns-repeated="3"/>
        </table:table-row>
        <table:table-row table:style-name="ro1">
          <table:table-cell table:style-name="ce13" office:value-type="float" office:value="2">
            <text:p>2</text:p>
          </table:table-cell>
          <table:table-cell office:value-type="string">
            <text:p>4h</text:p>
          </table:table-cell>
          <table:table-cell/>
          <table:table-cell office:value-type="string">
            <text:p>--jira</text:p>
          </table:table-cell>
          <table:table-cell office:value-type="string">
            <text:p>Koszalin – testy komunikacji w porozumieniu z klientem</text:p>
          </table:table-cell>
          <table:table-cell table:number-columns-repeated="3"/>
        </table:table-row>
        <table:table-row table:style-name="ro1">
          <table:table-cell table:style-name="ce13" office:value-type="float" office:value="2">
            <text:p>2</text:p>
          </table:table-cell>
          <table:table-cell office:value-type="string">
            <text:p>2h</text:p>
          </table:table-cell>
          <table:table-cell/>
          <table:table-cell office:value-type="string">
            <text:p>--jira</text:p>
          </table:table-cell>
          <table:table-cell office:value-type="string">
            <text:p>Cibórz – sprawdzenie pwodu problemu z odsyłaniem ramek do HIS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--jira</text:p>
          </table:table-cell>
          <table:table-cell office:value-type="string">
            <text:p>CD. Cibórz – sprawdzenie pwodu problemu z odsyłaniem ramek do HIS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--jira</text:p>
          </table:table-cell>
          <table:table-cell office:value-type="string">
            <text:p>Koszalin – w kontakcie ze szpitalem przeprowadzanie testów komunikacji + przygotowanie eventu ORU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--jira</text:p>
          </table:table-cell>
          <table:table-cell office:value-type="string">
            <text:p>CD. Koszlain testowanie integracji</text:p>
          </table:table-cell>
          <table:table-cell table:number-columns-repeated="3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--jira</text:p>
          </table:table-cell>
          <table:table-cell office:value-type="string">
            <text:p>CD. Koszlain testowanie integracji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h</text:p>
          </table:table-cell>
          <table:table-cell/>
          <table:table-cell office:value-type="string">
            <text:p>--jira</text:p>
          </table:table-cell>
          <table:table-cell office:value-type="string">
            <text:p>CD. Koszlain testowanie integracji. Wysłanie protokołu testów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6h</text:p>
          </table:table-cell>
          <table:table-cell table:style-name="ce17"/>
          <table:table-cell office:value-type="string">
            <text:p>--jira</text:p>
          </table:table-cell>
          <table:table-cell office:value-type="string">
            <text:p>Radom – wprowadzenie merge pacjentów. Przygotowanie skryptu konfigurującego bazę Comraila, można podać w parametrach nazwe segmentu (MRG), id vendora którego dotyczy merge. <text:s/>Przygotowanie odpowiednich wsdl-i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h</text:p>
          </table:table-cell>
          <table:table-cell/>
          <table:table-cell office:value-type="string">
            <text:p>--jira</text:p>
          </table:table-cell>
          <table:table-cell office:value-type="string">
            <text:p>merge pacjientów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string">
            <text:p>Kozienice – zgloszone 3 błędy: <text:s/>- nie wychodzi ORU, 2 – nie zapisuje się update danych pacjenta, 3- niekóre zlecenia zapisują się z pusta jednostką zlecającą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WIETO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B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IEDZ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3h</text:p>
          </table:table-cell>
          <table:table-cell office:value-type="string">
            <text:p>---jira</text:p>
          </table:table-cell>
          <table:table-cell office:value-type="string">
            <text:p>Kozienice – testowanie wprowadzonej zmiany updatowania pacjenta. Ząłożenie „pułapek” kontrola kodu, wprowadzenie zmian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5h</text:p>
          </table:table-cell>
          <table:table-cell office:value-type="string">
            <text:p>--jita</text:p>
          </table:table-cell>
          <table:table-cell office:value-type="string">
            <text:p>Koziwnice – przygptowanie + debugowanie funkc dodawania jednostek zlecajoących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Ogólne, przygotowanie funckjonalności (EXREJ) wysyłania ramki nw, lub xo, lub ory w momencie zmiany Clida na formatce Exreja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---jira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Ris – przygotowanie funckjonalności wysyłania ramki w momencie jak zmienia się w Exreju Clid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Przejęcie tetamtu integracji głębokie w siedlcach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siedlce integracja głęboka – testowanie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Ask Wrocław – zgłoszenie problemu z wynikami badania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siedlce integracja głęboka – testowanie transceiver + przygotowanie sokumentacji łącznie ze screenshotami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B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IEDZ</text:p>
          </table:table-cell>
          <table:table-cell table:number-columns-repeated="6"/>
        </table:table-row>
        <table:table-row table:style-name="ro14">
          <table:table-cell office:value-type="float" office:value="21">
            <text:p>21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Siedlce – ustalenia w sprawoie błędu połączenia do bazy w Siedlcach</text:p>
          </table:table-cell>
          <table:table-cell table:number-columns-repeated="3"/>
        </table:table-row>
        <table:table-row table:style-name="ro14">
          <table:table-cell office:value-type="float" office:value="21">
            <text:p>21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Łodź – dodanie akcji wysyłania wyników jak na markiefki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7"/>
        </table:table-row>
        <table:table-row table:style-name="ro14">
          <table:table-cell office:value-type="float" office:value="22">
            <text:p>22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Siedlce -vprzygotowanie integracji</text:p>
          </table:table-cell>
          <table:table-cell table:number-columns-repeated="3"/>
        </table:table-row>
        <table:table-row table:style-name="ro14">
          <table:table-cell office:value-type="float" office:value="23">
            <text:p>23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Siedlce – przygotowanie protokołu testów</text:p>
          </table:table-cell>
          <table:table-cell table:number-columns-repeated="3"/>
        </table:table-row>
        <table:table-row table:style-name="ro14">
          <table:table-cell office:value-type="float" office:value="23">
            <text:p>23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Łodź – ustawienie comraila na podtsawie ustawień na markiefkach</text:p>
          </table:table-cell>
          <table:table-cell table:number-columns-repeated="3"/>
        </table:table-row>
        <table:table-row table:style-name="ro14">
          <table:table-cell office:value-type="float" office:value="24">
            <text:p>24</text:p>
          </table:table-cell>
          <table:table-cell table:number-columns-repeated="2"/>
          <table:table-cell office:value-type="string">
            <text:p>---jira</text:p>
          </table:table-cell>
          <table:table-cell office:value-type="string">
            <text:p>Łodź – ustawienie comraila na podtsawie ustawień na markiefkach. Nie wysyła się nic, sprawdzenie problemu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2h</text:p>
          </table:table-cell>
          <table:table-cell office:value-type="string">
            <text:p>--jira</text:p>
          </table:table-cell>
          <table:table-cell office:value-type="string">
            <text:p>Wim – sprawdzenie i instalacja merge pcjentów</text:p>
          </table:table-cell>
          <table:table-cell table:number-columns-repeated="3"/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UI" svg:font-family="'Segoe U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.11.2011</text:date>, <text:time>14:47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6T12:17:54.46</meta:creation-date>
    <dc:date>2011-11-25T14:47:21.64</dc:date>
    <meta:editing-duration>P16DT18H33M24S</meta:editing-duration>
    <meta:editing-cycles>725</meta:editing-cycles>
    <meta:generator>OpenOffice.org/3.3$Win32 OpenOffice.org_project/330m20$Build-9567</meta:generator>
    <dc:creator>Przemysław Koziński</dc:creator>
    <meta:document-statistic meta:table-count="3" meta:cell-count="814" meta:object-count="0"/>
  </office:meta>
</office:document-meta>
</file>